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1f8121" officeooo:paragraph-rsid="001f8121" fo:background-color="transparent" style:font-size-asian="13.1000003814697pt" style:font-weight-asian="normal" style:font-size-complex="15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" style:family="paragraph" style:parent-style-name="Preformatted_20_Text">
      <style:text-properties style:use-window-font-color="true" loext:opacity="0%" style:font-name="JetBrains Mono" fo:font-size="13.5pt" style:text-underline-style="none" fo:font-weight="normal" officeooo:rsid="00239e13" officeooo:paragraph-rsid="00239e13" fo:background-color="transparent" style:font-weight-asian="normal" style:font-weight-complex="normal"/>
    </style:style>
    <style:style style:name="P4" style:family="paragraph" style:parent-style-name="Preformatted_20_Text">
      <style:text-properties style:use-window-font-color="true" loext:opacity="0%" style:font-name="JetBrains Mono" fo:font-size="13.5pt" style:text-underline-style="none" officeooo:rsid="00239e13" officeooo:paragraph-rsid="00239e13" fo:background-color="transparent"/>
    </style:style>
    <style:style style:name="P5" style:family="paragraph" style:parent-style-name="Preformatted_20_Text">
      <style:text-properties style:use-window-font-color="true" loext:opacity="0%" style:font-name="JetBrains Mono" fo:font-size="13.5pt" style:text-underline-style="none" officeooo:paragraph-rsid="0021e853" fo:background-color="transparent"/>
    </style:style>
    <style:style style:name="P6" style:family="paragraph" style:parent-style-name="Preformatted_20_Text">
      <style:text-properties style:use-window-font-color="true" loext:opacity="0%" style:font-name="JetBrains Mono" fo:font-size="13.5pt" style:text-underline-style="none" fo:font-weight="bold" officeooo:rsid="00239e13" officeooo:paragraph-rsid="00239e13" fo:background-color="transparent" style:font-weight-asian="bold" style:font-weight-complex="bold"/>
    </style:style>
    <style:style style:name="P7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8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9" style:family="paragraph" style:parent-style-name="Preformatted_20_Text">
      <style:text-properties style:use-window-font-color="true" loext:opacity="0%" style:font-name="JetBrains Mono" fo:font-size="13.5pt" officeooo:paragraph-rsid="001f8121" fo:background-color="transparent"/>
    </style:style>
    <style:style style:name="P10" style:family="paragraph" style:parent-style-name="Preformatted_20_Text"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11" style:family="paragraph" style:parent-style-name="Preformatted_20_Text">
      <style:paragraph-properties fo:text-align="start" style:justify-single-word="false"/>
      <style:text-properties style:use-window-font-color="true" loext:opacity="0%" style:font-name="JetBrains Mono" fo:font-size="13.5pt" officeooo:rsid="00201fea" officeooo:paragraph-rsid="00201fea" fo:background-color="transparent"/>
    </style:style>
    <style:style style:name="P12" style:family="paragraph" style:parent-style-name="Preformatted_20_Text">
      <style:text-properties style:use-window-font-color="true" loext:opacity="0%" style:font-name="JetBrains Mono" fo:font-size="13.5pt" officeooo:rsid="00239e13" officeooo:paragraph-rsid="00239e13" fo:background-color="transparent"/>
    </style:style>
    <style:style style:name="P13" style:family="paragraph" style:parent-style-name="Preformatted_20_Text">
      <style:text-properties style:use-window-font-color="true" loext:opacity="0%" style:font-name="JetBrains Mono" fo:font-size="13.5pt" officeooo:rsid="00248911" officeooo:paragraph-rsid="00248911" fo:background-color="transparent"/>
    </style:style>
    <style:style style:name="P14" style:family="paragraph" style:parent-style-name="Preformatted_20_Text">
      <style:text-properties style:use-window-font-color="true" loext:opacity="0%" style:font-name="JetBrains Mono" fo:font-size="13.5pt" officeooo:rsid="00264a16" officeooo:paragraph-rsid="00264a16" fo:background-color="transparent"/>
    </style:style>
    <style:style style:name="P15" style:family="paragraph" style:parent-style-name="Preformatted_20_Text">
      <style:text-properties style:use-window-font-color="true" loext:opacity="0%" style:font-name="JetBrains Mono" fo:font-size="13.5pt" officeooo:rsid="0028e41e" officeooo:paragraph-rsid="0028e41e" fo:background-color="transparent"/>
    </style:style>
    <style:style style:name="P16" style:family="paragraph" style:parent-style-name="Preformatted_20_Text">
      <style:text-properties style:use-window-font-color="true" loext:opacity="0%" style:font-name="JetBrains Mono" fo:font-size="13.5pt" officeooo:rsid="002ace7a" officeooo:paragraph-rsid="002ace7a" fo:background-color="transparent"/>
    </style:style>
    <style:style style:name="P17" style:family="paragraph" style:parent-style-name="Preformatted_20_Text">
      <style:text-properties style:use-window-font-color="true" loext:opacity="0%" style:font-name="JetBrains Mono" fo:font-size="13.5pt" officeooo:rsid="002bbf91" officeooo:paragraph-rsid="002bbf91" fo:background-color="transparen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JetBrains Mono" fo:font-size="13.5pt" fo:font-weight="bold" officeooo:rsid="00201fea" officeooo:paragraph-rsid="00201fea" fo:background-color="transparent" style:font-weight-asian="bold" style:font-weight-complex="bold"/>
    </style:style>
    <style:style style:name="P19" style:family="paragraph" style:parent-style-name="Preformatted_20_Text">
      <style:text-properties style:use-window-font-color="true" loext:opacity="0%" fo:background-color="transparent"/>
    </style:style>
    <style:style style:name="P20" style:family="paragraph" style:parent-style-name="Preformatted_20_Text">
      <style:text-properties style:use-window-font-color="true" loext:opacity="0%" officeooo:paragraph-rsid="001f8121" fo:background-color="transparent"/>
    </style:style>
    <style:style style:name="P21" style:family="paragraph" style:parent-style-name="Text_20_body">
      <style:text-properties style:use-window-font-color="true" loext:opacity="0%" officeooo:rsid="00201fea" officeooo:paragraph-rsid="00201fea" fo:background-color="transparent"/>
    </style:style>
    <style:style style:name="P22" style:family="paragraph" style:parent-style-name="Text_20_body">
      <style:text-properties style:use-window-font-color="true" loext:opacity="0%" officeooo:paragraph-rsid="00239e13" fo:background-color="transparent"/>
    </style:style>
    <style:style style:name="P23" style:family="paragraph" style:parent-style-name="Text_20_body">
      <style:text-properties style:use-window-font-color="true" loext:opacity="0%" officeooo:rsid="00264a16" officeooo:paragraph-rsid="00264a16" fo:background-color="transparent"/>
    </style:style>
    <style:style style:name="P24" style:family="paragraph" style:parent-style-name="Text_20_body">
      <style:text-properties style:use-window-font-color="true" loext:opacity="0%" officeooo:rsid="0028e41e" officeooo:paragraph-rsid="0028e41e" fo:background-color="transparent"/>
    </style:style>
    <style:style style:name="P25" style:family="paragraph" style:parent-style-name="Text_20_body">
      <style:text-properties style:use-window-font-color="true" loext:opacity="0%" officeooo:paragraph-rsid="0028e41e" fo:background-color="transparent"/>
    </style:style>
    <style:style style:name="P26" style:family="paragraph" style:parent-style-name="Text_20_body">
      <style:text-properties style:use-window-font-color="true" loext:opacity="0%" officeooo:rsid="002ace7a" officeooo:paragraph-rsid="002ace7a" fo:background-color="transparent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daed0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daed0" officeooo:paragraph-rsid="001f8121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style:font-size-asian="13.1000003814697pt" style:font-weight-asian="normal" style:font-size-complex="15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fo:font-size="15pt" officeooo:paragraph-rsid="00201fea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fo:font-size="15pt" fo:font-weight="bold" officeooo:rsid="00201fea" officeooo:paragraph-rsid="00201fea" fo:background-color="transparent" style:font-weight-asian="bold" style:font-weight-complex="bold"/>
    </style:style>
    <style:style style:name="P35" style:family="paragraph" style:parent-style-name="Text_20_body">
      <style:text-properties style:use-window-font-color="true" loext:opacity="0%" fo:font-weight="bold" officeooo:rsid="00201fea" officeooo:paragraph-rsid="00201fea" fo:background-color="transparent" style:font-weight-asian="bold" style:font-weight-complex="bold"/>
    </style:style>
    <style:style style:name="P36" style:family="paragraph" style:parent-style-name="Text_20_body">
      <style:text-properties style:use-window-font-color="true" loext:opacity="0%" style:text-underline-style="none" fo:font-weight="normal" officeooo:rsid="00239e13" officeooo:paragraph-rsid="00239e13" fo:background-color="transparent" style:font-weight-asian="normal" style:font-weight-complex="normal"/>
    </style:style>
    <style:style style:name="P37" style:family="paragraph" style:parent-style-name="Text_20_body">
      <style:text-properties style:use-window-font-color="true" loext:opacity="0%" style:text-underline-style="none" fo:font-weight="bold" officeooo:rsid="00239e13" officeooo:paragraph-rsid="00239e13" fo:background-color="transparent" style:font-weight-asian="bold" style:font-weight-complex="bold"/>
    </style:style>
    <style:style style:name="P38" style:family="paragraph" style:parent-style-name="Text_20_body">
      <style:text-properties style:use-window-font-color="true" loext:opacity="0%" officeooo:rsid="00264a16" officeooo:paragraph-rsid="00264a16"/>
    </style:style>
    <style:style style:name="P39" style:family="paragraph" style:parent-style-name="Text_20_body">
      <style:text-properties style:use-window-font-color="true" loext:opacity="0%" officeooo:rsid="002bbf91" officeooo:paragraph-rsid="002bbf91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fo:color="#393a34" loext:opacity="100%" style:font-name="Monaco" fo:font-size="6.30000019073486pt" fo:letter-spacing="normal" fo:font-style="normal" style:text-underline-style="none" fo:font-weight="normal" officeooo:rsid="001f8121" officeooo:paragraph-rsid="001f8121" style:font-size-asian="13.1000003814697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cm" fo:margin-right="0.171cm" fo:margin-top="0cm" fo:margin-bottom="0cm" style:contextual-spacing="false" style:line-height-at-least="0.409cm" fo:text-align="start" style:justify-single-word="false" fo:orphans="2" fo:widows="2" fo:text-indent="0cm" style:auto-text-indent="false" fo:padding="0cm" fo:border="none"/>
      <style:text-properties fo:font-variant="normal" fo:text-transform="none" fo:color="#393a34" loext:opacity="100%" fo:letter-spacing="normal"/>
    </style:style>
    <style:style style:name="P42" style:family="paragraph" style:parent-style-name="Preformatted_20_Text">
      <style:text-properties fo:font-variant="normal" fo:text-transform="none" fo:color="#393a34" loext:opacity="100%" fo:letter-spacing="normal" officeooo:rsid="002ace7a" officeooo:paragraph-rsid="002ace7a" fo:background-color="transparent"/>
    </style:style>
    <style:style style:name="P43" style:family="paragraph" style:parent-style-name="Standard">
      <style:paragraph-properties fo:text-align="start" style:justify-single-word="false"/>
      <style:text-properties fo:color="#069a2e" loext:opacity="100%" fo:font-size="15pt" style:text-underline-style="solid" style:text-underline-type="double" style:text-underline-width="auto" style:text-underline-color="font-color" fo:font-weight="bold" officeooo:rsid="001daed0" officeooo:paragraph-rsid="001daed0" style:font-size-asian="13.1000003814697pt" style:font-weight-asian="bold" style:font-size-complex="15pt" style:font-weight-complex="bold"/>
    </style:style>
    <style:style style:name="P44" style:family="paragraph" style:parent-style-name="Preformatted_20_Text">
      <style:text-properties fo:color="#069a2e" loext:opacity="100%" style:font-name="JetBrains Mono" fo:font-size="13.5pt" style:text-underline-style="solid" style:text-underline-width="bold" style:text-underline-color="font-color" fo:font-weight="bold" officeooo:rsid="00201fea" officeooo:paragraph-rsid="00201fea" fo:background-color="transparent" style:font-weight-asian="bold" style:font-weight-complex="bold"/>
    </style:style>
    <style:style style:name="P45" style:family="paragraph" style:parent-style-name="Text_20_body">
      <style:text-properties officeooo:rsid="00201fea" officeooo:paragraph-rsid="00201fea"/>
    </style:style>
    <style:style style:name="P46" style:family="paragraph" style:parent-style-name="Preformatted_20_Text">
      <style:paragraph-properties fo:text-align="start" style:justify-single-word="false"/>
      <style:text-properties fo:color="#c9211e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47" style:family="paragraph" style:parent-style-name="Preformatted_20_Text">
      <style:text-properties fo:color="#c9211e" loext:opacity="100%" style:font-name="JetBrains Mono" fo:font-size="13.5pt" fo:background-color="transparent"/>
    </style:style>
    <style:style style:name="P48" style:family="paragraph" style:parent-style-name="Preformatted_20_Text">
      <style:paragraph-properties fo:margin-top="0cm" fo:margin-bottom="0.499cm" style:contextual-spacing="false"/>
      <style:text-properties fo:color="#c9211e" loext:opacity="100%" style:font-name="JetBrains Mono" fo:font-size="13.5pt" fo:background-color="transparent"/>
    </style:style>
    <style:style style:name="P49" style:family="paragraph" style:parent-style-name="Preformatted_20_Text">
      <style:text-properties fo:color="#c9211e" loext:opacity="100%" fo:background-color="transparent"/>
    </style:style>
    <style:style style:name="P50" style:family="paragraph" style:parent-style-name="Standard">
      <style:paragraph-properties fo:text-align="start" style:justify-single-word="false"/>
      <style:text-properties fo:color="#c9211e" loext:opacity="100%" fo:font-size="1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color="#d4d4d4" loext:opacity="100%" style:font-name="JetBrains Mono" fo:font-size="13.5pt" style:text-underline-style="none" fo:font-weight="normal" officeooo:rsid="00201fea" officeooo:paragraph-rsid="00201fea" fo:background-color="transparent" style:font-size-asian="13.1000003814697pt" style:font-weight-asian="normal" style:font-size-complex="15pt" style:font-weight-complex="normal"/>
    </style:style>
    <style:style style:name="P52" style:family="paragraph" style:parent-style-name="Preformatted_20_Text">
      <style:text-properties fo:color="#d4d4d4" loext:opacity="100%" style:font-name="JetBrains Mono" fo:font-size="13.5pt" fo:background-color="transparent"/>
    </style:style>
    <style:style style:name="P53" style:family="paragraph" style:parent-style-name="Preformatted_20_Text">
      <style:paragraph-properties fo:margin-top="0cm" fo:margin-bottom="0.499cm" style:contextual-spacing="false"/>
      <style:text-properties fo:color="#d4d4d4" loext:opacity="100%" style:font-name="JetBrains Mono" fo:font-size="13.5pt" fo:background-color="transparent"/>
    </style:style>
    <style:style style:name="P54" style:family="paragraph" style:parent-style-name="Preformatted_20_Text">
      <style:text-properties fo:color="#d4d4d4" loext:opacity="100%" style:font-name="JetBrains Mono" fo:font-size="13.5pt" officeooo:rsid="00264a16" officeooo:paragraph-rsid="00264a16" fo:background-color="#1e1e1e"/>
    </style:style>
    <style:style style:name="P55" style:family="paragraph" style:parent-style-name="Standard">
      <style:paragraph-properties fo:text-align="start" style:justify-single-word="false"/>
      <style:text-properties officeooo:paragraph-rsid="00201fea"/>
    </style:style>
    <style:style style:name="P56" style:family="paragraph" style:parent-style-name="Text_20_body">
      <style:text-properties officeooo:rsid="00239e13" officeooo:paragraph-rsid="00239e13"/>
    </style:style>
    <style:style style:name="P57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1daed0" officeooo:paragraph-rsid="001daed0" style:font-size-asian="20pt" style:font-weight-asian="bold" style:font-size-complex="20pt" style:font-weight-complex="bold"/>
    </style:style>
    <style:style style:name="P58" style:family="paragraph" style:parent-style-name="Text_20_body">
      <style:text-properties style:text-underline-style="none" officeooo:rsid="00239e13" officeooo:paragraph-rsid="00239e13"/>
    </style:style>
    <style:style style:name="P59" style:family="paragraph" style:parent-style-name="Text_20_body">
      <style:text-properties style:text-underline-style="none" fo:font-weight="bold" officeooo:rsid="00239e13" officeooo:paragraph-rsid="00239e13" style:font-weight-asian="bold" style:font-weight-complex="bold"/>
    </style:style>
    <style:style style:name="P60" style:family="paragraph" style:parent-style-name="Text_20_body">
      <style:text-properties fo:font-size="15pt" style:text-underline-style="none" fo:font-weight="bold" officeooo:rsid="00239e13" officeooo:paragraph-rsid="00239e13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text-underline-style="solid" style:text-underline-width="bold" style:text-underline-color="font-color" officeooo:rsid="00274ea6" officeooo:paragraph-rsid="001daed0"/>
    </style:style>
    <style:style style:name="P62" style:family="paragraph" style:parent-style-name="Text_20_body">
      <style:text-properties officeooo:rsid="00264a16" officeooo:paragraph-rsid="00264a16"/>
    </style:style>
    <style:style style:name="P63" style:family="paragraph" style:parent-style-name="Frame_20_contents">
      <style:text-properties officeooo:paragraph-rsid="00201fea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7" style:family="paragraph" style:parent-style-name="Heading_20_1">
      <style:text-properties style:text-underline-style="solid" style:text-underline-width="bold" style:text-underline-color="font-color"/>
    </style:style>
    <style:style style:name="P68" style:family="paragraph" style:parent-style-name="Heading_20_1">
      <style:text-properties style:text-underline-style="solid" style:text-underline-width="bold" style:text-underline-color="font-color" officeooo:paragraph-rsid="00239e13"/>
    </style:style>
    <style:style style:name="P69" style:family="paragraph" style:parent-style-name="Heading_20_1">
      <style:text-properties fo:color="#069a2e" loext:opacity="100%" style:text-underline-style="solid" style:text-underline-width="bold" style:text-underline-color="font-color"/>
    </style:style>
    <style:style style:name="P70" style:family="paragraph" style:parent-style-name="Heading_20_1">
      <style:text-properties fo:color="#069a2e" loext:opacity="100%" style:text-line-through-style="none" style:text-line-through-type="none" fo:font-size="18pt" style:text-underline-style="solid" style:text-underline-width="bold" style:text-underline-color="font-color" style:font-size-asian="18pt" style:font-size-complex="18pt"/>
    </style:style>
    <style:style style:name="P71" style:family="paragraph" style:parent-style-name="Heading_20_1">
      <style:text-properties fo:color="#069a2e" loext:opacity="100%" officeooo:rsid="00239e13" officeooo:paragraph-rsid="00239e13"/>
    </style:style>
    <style:style style:name="P72" style:family="paragraph" style:parent-style-name="Heading_20_1">
      <style:text-properties fo:color="#069a2e" loext:opacity="100%"/>
    </style:style>
    <style:style style:name="P73" style:family="paragraph" style:parent-style-name="Heading_20_1">
      <style:text-properties fo:color="#069a2e" loext:opacity="100%" officeooo:rsid="00264a16" officeooo:paragraph-rsid="00264a16"/>
    </style:style>
    <style:style style:name="P74" style:family="paragraph" style:parent-style-name="Heading_20_1">
      <style:text-properties fo:color="#069a2e" loext:opacity="100%" officeooo:rsid="00264a16" officeooo:paragraph-rsid="0026d851"/>
    </style:style>
    <style:style style:name="P75" style:family="paragraph" style:parent-style-name="Heading_20_1">
      <style:text-properties fo:color="#069a2e" loext:opacity="100%" officeooo:rsid="00264a16" officeooo:paragraph-rsid="0028e41e"/>
    </style:style>
    <style:style style:name="P76" style:family="paragraph" style:parent-style-name="Heading_20_1">
      <style:text-properties fo:color="#069a2e" loext:opacity="100%" officeooo:paragraph-rsid="002ace7a"/>
    </style:style>
    <style:style style:name="P77" style:family="paragraph" style:parent-style-name="Heading_20_1">
      <style:text-properties fo:color="#069a2e" loext:opacity="100%" officeooo:rsid="002bdf33" officeooo:paragraph-rsid="002bdf33"/>
    </style:style>
    <style:style style:name="P78" style:family="paragraph" style:parent-style-name="Heading_20_2">
      <style:text-properties fo:color="#c9211e" loext:opacity="100%" style:text-underline-style="none"/>
    </style:style>
    <style:style style:name="P79" style:family="paragraph" style:parent-style-name="Heading_20_2">
      <style:text-properties fo:color="#c9211e" loext:opacity="100%"/>
    </style:style>
    <style:style style:name="P80" style:family="paragraph" style:parent-style-name="Heading_20_2">
      <style:text-properties fo:color="#c9211e" loext:opacity="100%" style:text-line-through-style="none" style:text-line-through-type="none" style:text-underline-style="none"/>
    </style:style>
    <style:style style:name="P81" style:family="paragraph" style:parent-style-name="Heading_20_2">
      <style:text-properties fo:color="#069a2e" loext:opacity="100%"/>
    </style:style>
    <style:style style:name="P82" style:family="paragraph" style:parent-style-name="Heading_20_2">
      <style:text-properties fo:color="#069a2e" loext:opacity="100%" style:text-underline-style="none"/>
    </style:style>
    <style:style style:name="P83" style:family="paragraph" style:parent-style-name="Preformatted_20_Text">
      <style:text-properties style:use-window-font-color="true" loext:opacity="0%" style:font-name="JetBrains Mono" fo:font-size="13.5pt" officeooo:rsid="00264a16" officeooo:paragraph-rsid="00264a16" fo:background-color="transparent"/>
    </style:style>
    <style:style style:name="P84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85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86" style:family="paragraph" style:parent-style-name="Preformatted_20_Text">
      <style:text-properties style:use-window-font-color="true" loext:opacity="0%" style:font-name="JetBrains Mono" fo:font-size="13.5pt" officeooo:rsid="0028e41e" officeooo:paragraph-rsid="0028e41e" fo:background-color="transparent"/>
    </style:style>
    <style:style style:name="P87" style:family="paragraph" style:parent-style-name="Preformatted_20_Text">
      <style:text-properties style:use-window-font-color="true" loext:opacity="0%" style:font-name="JetBrains Mono" fo:font-size="13.5pt" officeooo:rsid="002bdf33" officeooo:paragraph-rsid="002bdf33" fo:background-color="transparent"/>
    </style:style>
    <style:style style:name="P88" style:family="paragraph" style:parent-style-name="Preformatted_20_Text">
      <style:text-properties style:use-window-font-color="true" loext:opacity="0%" style:font-name="JetBrains Mono" fo:font-size="13.5pt" fo:background-color="transparent"/>
    </style:style>
    <style:style style:name="P89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13.5pt" fo:background-color="transparent"/>
    </style:style>
    <style:style style:name="P90" style:family="paragraph" style:parent-style-name="Preformatted_20_Text">
      <style:text-properties style:use-window-font-color="true" loext:opacity="0%" fo:background-color="transparent"/>
    </style:style>
    <style:style style:name="P91" style:family="paragraph" style:parent-style-name="Preformatted_20_Text">
      <style:text-properties style:use-window-font-color="true" loext:opacity="0%" fo:background-color="transparent"/>
    </style:style>
    <style:style style:name="P92" style:family="paragraph" style:parent-style-name="Preformatted_20_Text">
      <style:paragraph-properties fo:margin-top="0cm" fo:margin-bottom="0.499cm" style:contextual-spacing="false"/>
      <style:text-properties style:use-window-font-color="true" loext:opacity="0%" fo:background-color="transparent"/>
    </style:style>
    <style:style style:name="P93" style:family="paragraph" style:parent-style-name="Preformatted_20_Text">
      <style:paragraph-properties fo:margin-top="0cm" fo:margin-bottom="0.499cm" style:contextual-spacing="false"/>
      <style:text-properties style:use-window-font-color="true" loext:opacity="0%"/>
    </style:style>
    <style:style style:name="P94" style:family="paragraph" style:parent-style-name="Preformatted_20_Text">
      <style:paragraph-properties fo:margin-left="0cm" fo:margin-right="0.171cm" fo:margin-top="0cm" fo:margin-bottom="0cm" style:contextual-spacing="false" style:line-height-at-least="0.409cm" fo:text-align="start" style:justify-single-word="false" fo:orphans="2" fo:widows="2" fo:text-indent="0cm" style:auto-text-indent="false" fo:padding="0cm" fo:border="none"/>
      <style:text-properties fo:font-variant="normal" fo:text-transform="none" fo:color="#393a34" loext:opacity="100%" fo:letter-spacing="normal"/>
    </style:style>
    <style:style style:name="P95" style:family="paragraph" style:parent-style-name="Preformatted_20_Text">
      <style:text-properties fo:font-variant="normal" fo:text-transform="none" fo:color="#393a34" loext:opacity="100%" fo:letter-spacing="normal" officeooo:rsid="002bdf33" officeooo:paragraph-rsid="002bdf33"/>
    </style:style>
    <style:style style:name="P96" style:family="paragraph" style:parent-style-name="Text_20_body">
      <style:text-properties style:use-window-font-color="true" loext:opacity="0%" officeooo:rsid="00264a16" officeooo:paragraph-rsid="00264a16" fo:background-color="transparent"/>
    </style:style>
    <style:style style:name="P97" style:family="paragraph" style:parent-style-name="Text_20_body">
      <style:text-properties style:use-window-font-color="true" loext:opacity="0%" officeooo:paragraph-rsid="0028e41e" fo:background-color="transparent"/>
    </style:style>
    <style:style style:name="P98" style:family="paragraph" style:parent-style-name="Text_20_body">
      <style:text-properties style:use-window-font-color="true" loext:opacity="0%" officeooo:rsid="002bdf33" officeooo:paragraph-rsid="002bdf33" fo:background-color="transparent"/>
    </style:style>
    <style:style style:name="P99" style:family="paragraph" style:parent-style-name="Text_20_body">
      <style:text-properties style:use-window-font-color="true" loext:opacity="0%" officeooo:rsid="002bdf33" officeooo:paragraph-rsid="002bdf33"/>
    </style:style>
    <style:style style:name="P100" style:family="paragraph" style:parent-style-name="Text_20_body">
      <style:text-properties officeooo:paragraph-rsid="002bdf33"/>
    </style:style>
    <style:style style:name="P101" style:family="paragraph" style:parent-style-name="Text_20_body">
      <style:text-properties officeooo:rsid="002bdf33" officeooo:paragraph-rsid="002bdf33"/>
    </style:style>
    <style:style style:name="P102" style:family="paragraph">
      <loext:graphic-properties draw:fill-color="#eeeeee"/>
    </style:style>
    <style:style style:name="T1" style:family="text">
      <style:text-properties officeooo:rsid="001f8121"/>
    </style:style>
    <style:style style:name="T2" style:family="text">
      <style:text-properties style:font-name="JetBrains Mono" fo:font-size="13.5pt"/>
    </style:style>
    <style:style style:name="T3" style:family="text">
      <style:text-properties style:font-name="JetBrains Mono" fo:font-size="13.5pt" fo:background-color="transparent" loext:char-shading-value="0"/>
    </style:style>
    <style:style style:name="T4" style:family="text">
      <style:text-properties style:font-name="JetBrains Mono" fo:font-size="13.5pt" officeooo:rsid="0028e41e"/>
    </style:style>
    <style:style style:name="T5" style:family="text">
      <style:text-properties style:font-name="JetBrains Mono" fo:font-size="13.5pt" officeooo:rsid="002bdf33"/>
    </style:style>
    <style:style style:name="T6" style:family="text">
      <style:text-properties style:font-name="JetBrains Mono" fo:font-size="13.5pt"/>
    </style:style>
    <style:style style:name="T7" style:family="text">
      <style:text-properties style:font-name="JetBrains Mono" fo:font-size="13.5pt" fo:background-color="#1e1e1e" loext:char-shading-value="0"/>
    </style:style>
    <style:style style:name="T8" style:family="text">
      <style:text-properties fo:color="#888888" loext:opacity="100%"/>
    </style:style>
    <style:style style:name="T9" style:family="text">
      <style:text-properties fo:color="#888888" loext:opacity="100%" style:font-name="Monaco" fo:font-size="6.30000019073486pt" fo:font-style="normal" fo:font-weight="normal"/>
    </style:style>
    <style:style style:name="T10" style:family="text">
      <style:text-properties fo:color="#e3116c" loext:opacity="100%"/>
    </style:style>
    <style:style style:name="T11" style:family="text">
      <style:text-properties fo:color="#e3116c" loext:opacity="100%" style:font-name="Monaco" fo:font-size="6.30000019073486pt" fo:font-style="normal" fo:font-weight="normal"/>
    </style:style>
    <style:style style:name="T12" style:family="text">
      <style:text-properties style:font-name="Monaco" fo:font-size="6.30000019073486pt" fo:font-style="normal" fo:font-weight="normal"/>
    </style:style>
    <style:style style:name="T13" style:family="text">
      <style:text-properties officeooo:rsid="00201fea"/>
    </style:style>
    <style:style style:name="T14" style:family="text">
      <style:text-properties fo:color="#499cd5" loext:opacity="100%"/>
    </style:style>
    <style:style style:name="T15" style:family="text">
      <style:text-properties fo:color="#499cd5" loext:opacity="100%" style:font-name="JetBrains Mono" fo:font-size="13.5pt"/>
    </style:style>
    <style:style style:name="T16" style:family="text">
      <style:text-properties fo:color="#499cd5" loext:opacity="100%" style:font-name="JetBrains Mono" fo:font-size="13.5pt" fo:background-color="#1e1e1e" loext:char-shading-value="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cd9069" loext:opacity="100%"/>
    </style:style>
    <style:style style:name="T19" style:family="text">
      <style:text-properties fo:color="#cd9069" loext:opacity="100%" style:font-name="JetBrains Mono" fo:font-size="13.5pt"/>
    </style:style>
    <style:style style:name="T20" style:family="text">
      <style:text-properties style:text-underline-style="none" fo:font-weight="normal" officeooo:rsid="00201fea" style:font-size-asian="13.1000003814697pt" style:font-weight-asian="normal" style:font-size-complex="15pt" style:font-weight-complex="normal"/>
    </style:style>
    <style:style style:name="T21" style:family="text">
      <style:text-properties style:text-underline-style="none" fo:font-weight="normal" officeooo:rsid="00201fea" fo:background-color="transparent" loext:char-shading-value="0" style:font-size-asian="13.1000003814697pt" style:font-weight-asian="normal" style:font-size-complex="15pt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239e13" style:font-weight-asian="normal" style:font-weight-complex="normal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bold" officeooo:rsid="00239e13" style:font-weight-asian="bold" style:font-weight-complex="bold"/>
    </style:style>
    <style:style style:name="T26" style:family="text">
      <style:text-properties officeooo:rsid="0021e853"/>
    </style:style>
    <style:style style:name="T27" style:family="text">
      <style:text-properties fo:color="#069a2e" loext:opacity="100%"/>
    </style:style>
    <style:style style:name="T28" style:family="text">
      <style:text-properties fo:color="#069a2e" loext:opacity="100%" officeooo:rsid="002bbf91"/>
    </style:style>
    <style:style style:name="T29" style:family="text">
      <style:text-properties fo:color="#069a2e" loext:opacity="100%" officeooo:rsid="002bdf33"/>
    </style:style>
    <style:style style:name="T30" style:family="text">
      <style:text-properties officeooo:rsid="00239e13"/>
    </style:style>
    <style:style style:name="T31" style:family="text">
      <style:text-properties officeooo:rsid="0026d851"/>
    </style:style>
    <style:style style:name="T32" style:family="text">
      <style:text-properties officeooo:rsid="0028e41e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2ace7a"/>
    </style:style>
    <style:style style:name="T35" style:family="text">
      <style:text-properties officeooo:rsid="002bbf91"/>
    </style:style>
    <style:style style:name="T36" style:family="text">
      <style:text-properties officeooo:rsid="00264a16"/>
    </style:style>
    <style:style style:name="T37" style:family="text">
      <style:text-properties fo:color="#6a9955" loext:opacity="100%"/>
    </style:style>
    <style:style style:name="T38" style:family="text">
      <style:text-properties fo:color="#6a9955" loext:opacity="100%" style:font-name="JetBrains Mono" fo:font-size="13.5pt"/>
    </style:style>
    <style:style style:name="T39" style:family="text">
      <style:text-properties fo:color="#d4d4d4" loext:opacity="100%" style:font-name="JetBrains Mono" fo:font-size="13.5pt" fo:background-color="#1e1e1e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eeeeee" draw:textarea-horizontal-align="justify" draw:textarea-vertical-align="middle" draw:auto-grow-height="false" fo:min-height="1.185cm" fo:min-width="2.6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eeeeee" draw:textarea-horizontal-align="justify" draw:textarea-vertical-align="middle" draw:auto-grow-height="false" fo:min-height="1.129cm" fo:min-width="2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Spring For Gol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4"><text:a xlink:type="simple" xlink:href="#__RefHeading___Toc288_3080500654" text:style-name="Index_20_Link" text:visited-style-name="Index_20_Link">Dependency Injection<text:tab/>1</text:a></text:p>
          <text:p text:style-name="P64"><text:a xlink:type="simple" xlink:href="#__RefHeading___Toc290_3080500654" text:style-name="Index_20_Link" text:visited-style-name="Index_20_Link">Spring Boot Intialiser<text:tab/>2</text:a></text:p>
          <text:p text:style-name="P64"><text:a xlink:type="simple" xlink:href="#__RefHeading___Toc292_3080500654" text:style-name="Index_20_Link" text:visited-style-name="Index_20_Link">Spring Boot API<text:tab/>2</text:a></text:p>
          <text:p text:style-name="P64"><text:a xlink:type="simple" xlink:href="#__RefHeading___Toc294_3080500654" text:style-name="Index_20_Link" text:visited-style-name="Index_20_Link">Spring Boot DevTools<text:tab/>2</text:a></text:p>
          <text:p text:style-name="P64"><text:a xlink:type="simple" xlink:href="#__RefHeading___Toc296_3080500654" text:style-name="Index_20_Link" text:visited-style-name="Index_20_Link">Spring Boot Database Connection(H2 MEMORY)<text:tab/>3</text:a></text:p>
          <text:p text:style-name="P64"><text:a xlink:type="simple" xlink:href="#__RefHeading___Toc298_3080500654" text:style-name="Index_20_Link" text:visited-style-name="Index_20_Link">Spring Boot Components<text:tab/>4</text:a></text:p>
          <text:p text:style-name="P65"><text:a xlink:type="simple" xlink:href="#__RefHeading___Toc300_3080500654" text:style-name="Index_20_Link" text:visited-style-name="Index_20_Link">Entity<text:tab/>4</text:a></text:p>
          <text:p text:style-name="P65"><text:a xlink:type="simple" xlink:href="#__RefHeading___Toc302_3080500654" text:style-name="Index_20_Link" text:visited-style-name="Index_20_Link">Service<text:tab/>5</text:a></text:p>
          <text:p text:style-name="P65"><text:a xlink:type="simple" xlink:href="#__RefHeading___Toc304_3080500654" text:style-name="Index_20_Link" text:visited-style-name="Index_20_Link">Repository<text:tab/>6</text:a></text:p>
          <text:p text:style-name="P64"><text:a xlink:type="simple" xlink:href="#__RefHeading___Toc1480_1157798685" text:style-name="Index_20_Link" text:visited-style-name="Index_20_Link">CRUD Operation<text:tab/>6</text:a></text:p>
          <text:p text:style-name="P65"><text:a xlink:type="simple" xlink:href="#__RefHeading___Toc298_3080500654%20Copy%201" text:style-name="Index_20_Link" text:visited-style-name="Index_20_Link">Spring Boot Save Data<text:tab/>6</text:a></text:p>
          <text:p text:style-name="P66"><text:a xlink:type="simple" xlink:href="#__RefHeading___Toc504_3080500654" text:style-name="Index_20_Link" text:visited-style-name="Index_20_Link">FrontEnd<text:tab/>7</text:a></text:p>
          <text:p text:style-name="P66"><text:a xlink:type="simple" xlink:href="#__RefHeading___Toc506_3080500654" text:style-name="Index_20_Link" text:visited-style-name="Index_20_Link">Entity<text:tab/>7</text:a></text:p>
          <text:p text:style-name="P66"><text:a xlink:type="simple" xlink:href="#__RefHeading___Toc508_3080500654" text:style-name="Index_20_Link" text:visited-style-name="Index_20_Link">Controller<text:tab/>8</text:a></text:p>
          <text:p text:style-name="P66"><text:a xlink:type="simple" xlink:href="#__RefHeading___Toc510_3080500654" text:style-name="Index_20_Link" text:visited-style-name="Index_20_Link">Service<text:tab/>10</text:a></text:p>
          <text:p text:style-name="P66"><text:a xlink:type="simple" xlink:href="#__RefHeading___Toc512_3080500654" text:style-name="Index_20_Link" text:visited-style-name="Index_20_Link">Repository<text:tab/>10</text:a></text:p>
          <text:p text:style-name="P65"><text:a xlink:type="simple" xlink:href="#__RefHeading___Toc298_3080500654%20Copy%201%20Copy%201" text:style-name="Index_20_Link" text:visited-style-name="Index_20_Link">Spring Boot Get Data<text:tab/>11</text:a></text:p>
          <text:p text:style-name="P65"><text:a xlink:type="simple" xlink:href="#__RefHeading___Toc298_3080500654%20Copy%201%20Copy%201%20Copy%201" text:style-name="Index_20_Link" text:visited-style-name="Index_20_Link">Spring Boot Get Specific Data<text:tab/>11</text:a></text:p>
          <text:p text:style-name="P65"><text:a xlink:type="simple" xlink:href="#__RefHeading___Toc298_3080500654%20Copy%201%20Copy%201%20Copy%201%20Copy%201" text:style-name="Index_20_Link" text:visited-style-name="Index_20_Link">Spring Boot Delete Specific Data<text:tab/>12</text:a></text:p>
          <text:p text:style-name="P65"><text:a xlink:type="simple" xlink:href="#__RefHeading___Toc298_3080500654%20Copy%201%20Copy%201%20Copy%201%20Copy%201%20Copy%201" text:style-name="Index_20_Link" text:visited-style-name="Index_20_Link">Spring Boot Update Specific Data<text:tab/>12</text:a></text:p>
          <text:p text:style-name="P64"><text:a xlink:type="simple" xlink:href="#__RefHeading___Toc1755_754928152" text:style-name="Index_20_Link" text:visited-style-name="Index_20_Link">Generic Api's<text:tab/>13</text:a></text:p>
          <text:p text:style-name="P64"><text:a xlink:type="simple" xlink:href="#__RefHeading___Toc1757_754928152" text:style-name="Index_20_Link" text:visited-style-name="Index_20_Link">External Links<text:tab/>14</text:a></text:p>
          <text:p text:style-name="P66"><text:a xlink:type="simple" xlink:href="#__RefHeading___Toc1759_754928152" text:style-name="Index_20_Link" text:visited-style-name="Index_20_Link">Docs: https://docs.spring.io/spring-data/jpa/reference/#jpa.query-methods<text:tab/>14</text:a></text:p>
          <text:p text:style-name="P66"><text:a xlink:type="simple" xlink:href="#__RefHeading___Toc1761_754928152" text:style-name="Index_20_Link" text:visited-style-name="Index_20_Link">Spring Data JPA: https://www.youtube.com/watch?v=XszpXoII9Sg&amp;t=0s<text:tab/>14</text:a></text:p>
          <text:p text:style-name="P66"><text:a xlink:type="simple" xlink:href="#__RefHeading___Toc1763_754928152" text:style-name="Index_20_Link" text:visited-style-name="Index_20_Link">Spring Security:https://www.youtube.com/watch?v=tWcqSIQr6Ks&amp;list=PLhfxuQVMs-nzbKxB2Zb7F9kjXntJhcP5k&amp;index=7<text:tab/>14</text:a></text:p>
          <text:p text:style-name="P66"><text:a xlink:type="simple" xlink:href="#__RefHeading___Toc1765_754928152" text:style-name="Index_20_Link" text:visited-style-name="Index_20_Link">Microservices: https://www.youtube.com/watch?v=BnknNTN8icw&amp;t=0s<text:tab/>14</text:a></text:p>
          <text:p text:style-name="P64"><text:a xlink:type="simple" xlink:href="#__RefHeading___Toc1767_754928152" text:style-name="Index_20_Link" text:visited-style-name="Index_20_Link">Validation<text:tab/>14</text:a></text:p>
          <text:p text:style-name="P64"><text:a xlink:type="simple" xlink:href="#__RefHeading___Toc1769_754928152" text:style-name="Index_20_Link" text:visited-style-name="Index_20_Link">Loggers<text:tab/>15</text:a></text:p>
          <text:p text:style-name="P64"><text:a xlink:type="simple" xlink:href="#__RefHeading___Toc1771_754928152" text:style-name="Index_20_Link" text:visited-style-name="Index_20_Link">Lombok<text:tab/>16</text:a></text:p>
          <text:p text:style-name="P64"><text:a xlink:type="simple" xlink:href="#__RefHeading___Toc1773_754928152" text:style-name="Index_20_Link" text:visited-style-name="Index_20_Link">Exception Handling<text:tab/>17</text:a></text:p>
          <text:p text:style-name="P64"><text:a xlink:type="simple" xlink:href="#__RefHeading___Toc2117_1309420780" text:style-name="Index_20_Link" text:visited-style-name="Index_20_Link">MySQL<text:tab/>19</text:a></text:p>
          <text:p text:style-name="P64"><text:a xlink:type="simple" xlink:href="#__RefHeading___Toc2119_1309420780" text:style-name="Index_20_Link" text:visited-style-name="Index_20_Link">Unit Testing (Service Layer)<text:tab/>19</text:a></text:p>
          <text:p text:style-name="P64"><text:a xlink:type="simple" xlink:href="#__RefHeading___Toc2119_1309420780%20Copy%202" text:style-name="Index_20_Link" text:visited-style-name="Index_20_Link">Properties Configuration<text:tab/>20</text:a></text:p>
          <text:p text:style-name="P64"><text:a xlink:type="simple" xlink:href="#__RefHeading___Toc2119_1309420780%20Copy%202%20Copy%201" text:style-name="Index_20_Link" text:visited-style-name="Index_20_Link">Adding application.yml<text:tab/>21</text:a></text:p>
          <text:p text:style-name="P64"><text:a xlink:type="simple" xlink:href="#__RefHeading___Toc2119_1309420780%20Copy%202%20Copy%201%20Copy%201" text:style-name="Index_20_Link" text:visited-style-name="Index_20_Link">Profiles<text:tab/>21</text:a></text:p>
          <text:p text:style-name="P64"><text:a xlink:type="simple" xlink:href="#__RefHeading___Toc2119_1309420780%20Copy%202%20Copy%201%20Copy%201%20Copy%201" text:style-name="Index_20_Link" text:visited-style-name="Index_20_Link">Production<text:tab/>22</text:a></text:p>
          <text:p text:style-name="P64"><text:a xlink:type="simple" xlink:href="#__RefHeading___Toc2119_1309420780%20Copy%202%20Copy%201%20Copy%201%20Copy%201%20Copy%201" text:style-name="Index_20_Link" text:visited-style-name="Index_20_Link">Actuator<text:tab/>23</text:a></text:p>
        </text:index-body>
      </text:table-of-content>
      <text:p text:style-name="P61"/>
      <text:h text:style-name="P67" text:outline-level="1" text:is-list-header="true"/>
      <text:h text:style-name="P69" text:outline-level="1" text:is-list-header="true"><text:bookmark-start text:name="__RefHeading___Toc288_3080500654"/>Dependency Injection <text:bookmark-end text:name="__RefHeading___Toc288_3080500654"/></text:h>
      <text:p text:style-name="P27">When we create 2 classes, [Student, Level] in the level, we can initialise the Student class by using Student student = new Student(); but when we have 1000s of classes, then this process become tedious to do. That's is where <text:soft-page-break/>inversion of controls comes into play: We give spring the authority to create the objects of the classes </text:p>
      <text:p text:style-name="P27"/>
      <text:p text:style-name="P27">One way of achieving this is through dependency injection, all the objects of the classes will be auto created as Beans into one spring container, so whenever you need a specific Bean, you will just call it from the container. No need to create any object, spring will do that for you </text:p>
      <text:p text:style-name="P27"/>
      <text:p text:style-name="P27"><text:s text:c="2"/></text:p>
      <text:h text:style-name="P69" text:outline-level="1"><text:bookmark-start text:name="__RefHeading___Toc290_3080500654"/>Spring <text:span text:style-name="T1">Boot</text:span> Intialiser <text:bookmark-end text:name="__RefHeading___Toc290_3080500654"/></text:h>
      <text:p text:style-name="P27">We need to initialise the application at <text:a xlink:type="simple" xlink:href="https://start.spring.io/" text:style-name="Internet_20_link" text:visited-style-name="Visited_20_Internet_20_Link">https://start.spring.io/</text:a> then provide the configurations </text:p>
      <text:p text:style-name="P27"/>
      <text:p text:style-name="P27">Open the generated bootstrap code in intellij IDE </text:p>
      <text:p text:style-name="P27"/>
      <text:h text:style-name="P69" text:outline-level="1"><text:bookmark-start text:name="__RefHeading___Toc292_3080500654"/>Spring <text:span text:style-name="T1">Boot</text:span> API <text:bookmark-end text:name="__RefHeading___Toc292_3080500654"/></text:h>
      <text:p text:style-name="P43"/>
      <text:p text:style-name="P29">In the com.hydottech.Springboot.Tutorial, create a package and call it controller </text:p>
      <text:p text:style-name="P29">in the controller package, create a sample controller as a java class file, call it </text:p>
      <text:p text:style-name="P29">HelloController </text:p>
      <text:p text:style-name="P29"/>
      <text:p text:style-name="P1">package com.hydottech.Springboot.Tutorial.controller;</text:p>
      <text:p text:style-name="P7">import org.springframework.web.bind.annotation.GetMapping;</text:p>
      <text:p text:style-name="P7">import org.springframework.web.bind.annotation.RestController;</text:p>
      <text:p text:style-name="P7">@RestController</text:p>
      <text:p text:style-name="P7"/>
      <text:p text:style-name="P7">public class HelloController {</text:p>
      <text:p text:style-name="P20"><text:s text:c="4"/></text:p>
      <text:p text:style-name="P9">@GetMapping("/")</text:p>
      <text:p text:style-name="P19"><text:s text:c="4"/><text:span text:style-name="T2">public String helloWorld(){</text:span></text:p>
      <text:p text:style-name="P19"><text:s text:c="8"/><text:span text:style-name="T2">return "Hello Money";</text:span></text:p>
      <text:p text:style-name="P19"><text:s text:c="4"/><text:span text:style-name="T2">}</text:span></text:p>
      <text:p text:style-name="P19"/>
      <text:p text:style-name="P19"/>
      <text:p text:style-name="P8">}</text:p>
      <text:p text:style-name="P29">Very Simple. You can run from the terminal using the command mvn spring-boot: run </text:p>
      <text:h text:style-name="P69" text:outline-level="1"><text:bookmark-start text:name="__RefHeading___Toc294_3080500654"/>Spring <text:span text:style-name="T1">Boot DevTools</text:span> <text:bookmark-end text:name="__RefHeading___Toc294_3080500654"/></text:h>
      <text:p text:style-name="P28"/>
      <text:p text:style-name="P29"><text:soft-page-break/>This dependency will help to auto run the spring application when changes have been detected </text:p>
      <text:p text:style-name="P29"/>
      <text:p text:style-name="P29">add this dependency to pom.xml </text:p>
      <text:p text:style-name="P40"><text:span text:style-name="T8">&lt;</text:span><text:span text:style-name="T10">dependency</text:span><text:span text:style-name="T8">&gt;</text:span></text:p>
      <text:p text:style-name="P41"><text:s text:c="6"/><text:span text:style-name="T9">&lt;</text:span><text:span text:style-name="T11">groupId</text:span><text:span text:style-name="T9">&gt;</text:span><text:span text:style-name="T12">org.springframework.boot</text:span><text:span text:style-name="T9">&lt;/</text:span><text:span text:style-name="T11">groupId</text:span><text:span text:style-name="T9">&gt;</text:span></text:p>
      <text:p text:style-name="P41"><text:s text:c="6"/><text:span text:style-name="T9">&lt;</text:span><text:span text:style-name="T11">artifactId</text:span><text:span text:style-name="T9">&gt;</text:span><text:span text:style-name="T12">spring-boot-devtools</text:span><text:span text:style-name="T9">&lt;/</text:span><text:span text:style-name="T11">artifactId</text:span><text:span text:style-name="T9">&gt;</text:span></text:p>
      <text:p text:style-name="P41"><text:s text:c="6"/><text:span text:style-name="T9">&lt;</text:span><text:span text:style-name="T11">scope</text:span><text:span text:style-name="T9">&gt;</text:span><text:span text:style-name="T12">runtime</text:span><text:span text:style-name="T9">&lt;/</text:span><text:span text:style-name="T11">scope</text:span><text:span text:style-name="T9">&gt;</text:span></text:p>
      <text:p text:style-name="P41"><text:s text:c="6"/><text:span text:style-name="T9">&lt;</text:span><text:span text:style-name="T11">optional</text:span><text:span text:style-name="T9">&gt;</text:span><text:span text:style-name="T12">true</text:span><text:span text:style-name="T9">&lt;/</text:span><text:span text:style-name="T11">optional</text:span><text:span text:style-name="T9">&gt;</text:span></text:p>
      <text:p text:style-name="P41"><text:span text:style-name="T9">&lt;/</text:span><text:span text:style-name="T11">dependency</text:span><text:span text:style-name="T9">&gt;</text:span></text:p>
      <text:p text:style-name="P29"/>
      <text:p text:style-name="P29">Reload the maven project to add the dependency </text:p>
      <text:p text:style-name="P29">Apply the changes in the IDEs</text:p>
      <text:p text:style-name="P29"/>
      <text:h text:style-name="P69" text:outline-level="1"><text:bookmark-start text:name="__RefHeading___Toc296_3080500654"/>Spring <text:span text:style-name="T1">Boot </text:span><text:span text:style-name="T13">Database Connection(H2 MEMORY)</text:span><text:bookmark-end text:name="__RefHeading___Toc296_3080500654"/></text:h>
      <text:p text:style-name="P30">Add the following dependencies in your pom.xml</text:p>
      <text:p text:style-name="P50"/>
      <text:p text:style-name="P46">&lt;dependency&gt;</text:p>
      <text:p text:style-name="P49"><text:s text:c="4"/><text:span text:style-name="T2">&lt;groupId&gt;org.springframework.boot&lt;/groupId&gt;</text:span></text:p>
      <text:p text:style-name="P49"><text:s text:c="4"/><text:span text:style-name="T2">&lt;artifactId&gt;spring-boot-starter-data-jpa&lt;/artifactId&gt;</text:span></text:p>
      <text:p text:style-name="P47">&lt;/dependency&gt;</text:p>
      <text:p text:style-name="P47"/>
      <text:p text:style-name="P47">&lt;dependency&gt;</text:p>
      <text:p text:style-name="P49"><text:s text:c="4"/><text:span text:style-name="T2">&lt;groupId&gt;com.h2database&lt;/groupId&gt;</text:span></text:p>
      <text:p text:style-name="P49"><text:s text:c="4"/><text:span text:style-name="T2">&lt;artifactId&gt;h2&lt;/artifactId&gt;</text:span></text:p>
      <text:p text:style-name="P49"><text:s text:c="4"/><text:span text:style-name="T2">&lt;scope&gt;runtime&lt;/scope&gt;</text:span></text:p>
      <text:p text:style-name="P48">&lt;/dependency&gt;</text:p>
      <text:p text:style-name="P30"><text:s/>In the <text:span text:style-name="T17">application.properties</text:span>, add this configurations </text:p>
      <text:p text:style-name="P30"/>
      <text:p text:style-name="P51"><text:span text:style-name="T14">spring.application.name</text:span>=<text:span text:style-name="T18">Spring-Boot-Tutorial</text:span></text:p>
      <text:p text:style-name="P52"><text:span text:style-name="T14">server.port</text:span>=<text:span text:style-name="T18">5000</text:span></text:p>
      <text:p text:style-name="P52"><text:span text:style-name="T14">spring.h2.console.enabled</text:span>=<text:span text:style-name="T18">true</text:span></text:p>
      <text:p text:style-name="P52"><text:span text:style-name="T14">spring.datasource.url</text:span>=<text:span text:style-name="T18">jdbc:h2:mem:dcbapp</text:span></text:p>
      <text:p text:style-name="P52"><text:span text:style-name="T14">spring.datasource.driverClassName</text:span>=<text:span text:style-name="T18">org.h2.Driver</text:span></text:p>
      <text:p text:style-name="P52"><text:span text:style-name="T14">spring.datasource.username</text:span>=<text:span text:style-name="T18">sa</text:span></text:p>
      <text:p text:style-name="P52"><text:span text:style-name="T14">spring.datasource.password</text:span>=<text:span text:style-name="T18">password</text:span></text:p>
      <text:p text:style-name="P53"><text:span text:style-name="T14">spring.jpa.database-platform</text:span>=<text:span text:style-name="T18">org.hibernate.dialect.H2Dialect</text:span></text:p>
      <text:p text:style-name="P30">Inside the browser, access it through this url </text:p>
      <text:p text:style-name="P30">[<text:a xlink:type="simple" xlink:href="http://localhost:5000/h2-console" text:style-name="Internet_20_link" text:visited-style-name="Visited_20_Internet_20_Link">http://localhost:5000/h2-console</text:a>]</text:p>
      <text:p text:style-name="P30"/>
      <text:p text:style-name="P30">Input your password to make a connection </text:p>
      <text:h text:style-name="P69" text:outline-level="1"><text:bookmark-start text:name="__RefHeading___Toc298_3080500654"/><text:soft-page-break/>Spring <text:span text:style-name="T1">Boot </text:span><text:span text:style-name="T13">Components</text:span><text:bookmark-end text:name="__RefHeading___Toc298_3080500654"/></text:h>
      <text:p text:style-name="P30">Inside the com.hydottech.Springboot.Tutorial, create multiple packages like entity, service, repository, controller </text:p>
      <text:p text:style-name="P33"><text:span text:style-name="T20">Entity =&gt; Models [Annotations:</text:span><text:span text:style-name="T21"> </text:span><text:span text:style-name="T3">@Entity</text:span><text:span text:style-name="T20">] </text:span></text:p>
      <text:p text:style-name="P33"><text:span text:style-name="T20">Service =&gt; [Annotations: </text:span><text:span text:style-name="T3">@Service</text:span><text:span text:style-name="T20">]</text:span></text:p>
      <text:p text:style-name="P33"><text:span text:style-name="T20">Repository =&gt; [Annotations: </text:span><text:span text:style-name="T3">@Repository</text:span><text:span text:style-name="T20">]</text:span></text:p>
      <text:p text:style-name="P33"><text:span text:style-name="T20">Controller =&gt; For Http Methods [Annotations: </text:span><text:span text:style-name="T3">@RestController</text:span><text:span text:style-name="T20">]</text:span></text:p>
      <text:p text:style-name="P30"/>
      <text:h text:style-name="P78" text:outline-level="2"><text:bookmark-start text:name="__RefHeading___Toc300_3080500654"/>Entity<text:bookmark-end text:name="__RefHeading___Toc300_3080500654"/></text:h>
      <text:p text:style-name="P30">In the entity package create a new Department model class file </text:p>
      <text:p text:style-name="P32"/>
      <text:p text:style-name="P2">package com.hydottech.Springboot.Tutorial.entity;</text:p>
      <text:p text:style-name="P7">import jakarta.persistence.Entity;</text:p>
      <text:p text:style-name="P7">import jakarta.persistence.GeneratedValue;</text:p>
      <text:p text:style-name="P7">import jakarta.persistence.GenerationType;</text:p>
      <text:p text:style-name="P7">import jakarta.persistence.Id;</text:p>
      <text:p text:style-name="P7"/>
      <text:p text:style-name="P7">@Entity</text:p>
      <text:p text:style-name="P7">public class Department {</text:p>
      <text:p text:style-name="P19"><text:s text:c="4"/><text:span text:style-name="T2">@Id</text:span></text:p>
      <text:p text:style-name="P19"><text:s text:c="4"/><text:span text:style-name="T2">@GeneratedValue(strategy = GenerationType.AUTO)</text:span></text:p>
      <text:p text:style-name="P19"><text:s text:c="4"/><text:span text:style-name="T2">private Long departmentId;</text:span></text:p>
      <text:p text:style-name="P19"><text:s text:c="4"/><text:span text:style-name="T2">private String departmentName;</text:span></text:p>
      <text:p text:style-name="P19"><text:s text:c="4"/><text:span text:style-name="T2">private String departmentAddress;</text:span></text:p>
      <text:p text:style-name="P19"><text:s text:c="4"/><text:span text:style-name="T2">private String departmentCode;</text:span></text:p>
      <text:p text:style-name="P19"><text:s text:c="4"/><text:span text:style-name="T2">//To generate the getters and setters, press command + n, select getters and setters, highlight all the field we will generate getters and setters for, press okay</text:span></text:p>
      <text:p text:style-name="P7">//Use the same method for their constructors</text:p>
      <text:p text:style-name="P7">//departmentId is a primary key and it will be auto generated as a numeric value <text:s text:c="4"/></text:p>
      <text:p text:style-name="P19"><text:s text:c="4"/></text:p>
      <text:p text:style-name="P19"><text:s text:c="4"/></text:p>
      <text:p text:style-name="P19"><text:s text:c="4"/><text:span text:style-name="T2">public Long getDepartmentId() {</text:span></text:p>
      <text:p text:style-name="P19"><text:s text:c="8"/><text:span text:style-name="T2">return departmentId;</text:span></text:p>
      <text:p text:style-name="P19"><text:s text:c="4"/><text:span text:style-name="T2">}</text:span></text:p>
      <text:p text:style-name="P19"><text:s text:c="4"/><text:span text:style-name="T2">public Department(Long departmentId, String departmentName, String departmentAddress, String departmentCode) {</text:span></text:p>
      <text:p text:style-name="P19"><text:s text:c="8"/><text:span text:style-name="T2">this.departmentId = departmentId;</text:span></text:p>
      <text:p text:style-name="P19"><text:s text:c="8"/><text:span text:style-name="T2">this.departmentName = departmentName;</text:span></text:p>
      <text:p text:style-name="P19"><text:s text:c="8"/><text:span text:style-name="T2">this.departmentAddress = departmentAddress;</text:span></text:p>
      <text:p text:style-name="P19"><text:s text:c="8"/><text:span text:style-name="T2">this.departmentCode = departmentCode;</text:span></text:p>
      <text:p text:style-name="P19"><text:s text:c="4"/><text:span text:style-name="T2">}</text:span></text:p>
      <text:p text:style-name="P19"><text:soft-page-break/><text:s text:c="4"/><text:span text:style-name="T2">public Department() {</text:span></text:p>
      <text:p text:style-name="P19"><text:s text:c="4"/><text:span text:style-name="T2">}</text:span></text:p>
      <text:p text:style-name="P19"><text:s text:c="4"/><text:span text:style-name="T2">@Override</text:span></text:p>
      <text:p text:style-name="P19"><text:s text:c="4"/><text:span text:style-name="T2">public String toString() {</text:span></text:p>
      <text:p text:style-name="P19"><text:s text:c="8"/><text:span text:style-name="T2">return "Department{" +</text:span></text:p>
      <text:p text:style-name="P19"><text:s text:c="16"/><text:span text:style-name="T2">"departmentId=" + departmentId +</text:span></text:p>
      <text:p text:style-name="P19"><text:s text:c="16"/><text:span text:style-name="T2">", departmentName='" + departmentName + '\'' +</text:span></text:p>
      <text:p text:style-name="P19"><text:s text:c="16"/><text:span text:style-name="T2">", departmentAddress='" + departmentAddress + '\'' +</text:span></text:p>
      <text:p text:style-name="P19"><text:s text:c="16"/><text:span text:style-name="T2">", departmentCode='" + departmentCode + '\'' +</text:span></text:p>
      <text:p text:style-name="P19"><text:s text:c="16"/><text:span text:style-name="T2">'}';</text:span></text:p>
      <text:p text:style-name="P19"><text:s text:c="4"/><text:span text:style-name="T2">}</text:span></text:p>
      <text:p text:style-name="P19"><text:s text:c="4"/><text:span text:style-name="T2">public void setDepartmentId(Long departmentId) {</text:span></text:p>
      <text:p text:style-name="P19"><text:s text:c="8"/><text:span text:style-name="T2">this.departmentId = departmentId;</text:span></text:p>
      <text:p text:style-name="P19"><text:s text:c="4"/><text:span text:style-name="T2">}</text:span></text:p>
      <text:p text:style-name="P19"><text:s text:c="4"/><text:span text:style-name="T2">public String getDepartmentName() {</text:span></text:p>
      <text:p text:style-name="P19"><text:s text:c="8"/><text:span text:style-name="T2">return departmentName;</text:span></text:p>
      <text:p text:style-name="P19"><text:s text:c="4"/><text:span text:style-name="T2">}</text:span></text:p>
      <text:p text:style-name="P19"><text:s text:c="4"/><text:span text:style-name="T2">public void setDepartmentName(String departmentName) {</text:span></text:p>
      <text:p text:style-name="P19"><text:s text:c="8"/><text:span text:style-name="T2">this.departmentName = departmentName;</text:span></text:p>
      <text:p text:style-name="P19"><text:s text:c="4"/><text:span text:style-name="T2">}</text:span></text:p>
      <text:p text:style-name="P19"><text:s text:c="4"/><text:span text:style-name="T2">public String getDepartmentAddress() {</text:span></text:p>
      <text:p text:style-name="P19"><text:s text:c="8"/><text:span text:style-name="T2">return departmentAddress;</text:span></text:p>
      <text:p text:style-name="P19"><text:s text:c="4"/><text:span text:style-name="T2">}</text:span></text:p>
      <text:p text:style-name="P19"><text:s text:c="4"/><text:span text:style-name="T2">public void setDepartmentAddress(String departmentAddress) {</text:span></text:p>
      <text:p text:style-name="P19"><text:s text:c="8"/><text:span text:style-name="T2">this.departmentAddress = departmentAddress;</text:span></text:p>
      <text:p text:style-name="P19"><text:s text:c="4"/><text:span text:style-name="T2">}</text:span></text:p>
      <text:p text:style-name="P19"><text:s text:c="4"/><text:span text:style-name="T2">public String getDepartmentCode() {</text:span></text:p>
      <text:p text:style-name="P19"><text:s text:c="8"/><text:span text:style-name="T2">return departmentCode;</text:span></text:p>
      <text:p text:style-name="P19"><text:s text:c="4"/><text:span text:style-name="T2">}</text:span></text:p>
      <text:p text:style-name="P19"><text:s text:c="4"/><text:span text:style-name="T2">public void setDepartmentCode(String departmentCode) {</text:span></text:p>
      <text:p text:style-name="P19"><text:s text:c="8"/><text:span text:style-name="T2">this.departmentCode = departmentCode;</text:span></text:p>
      <text:p text:style-name="P19"><text:s text:c="4"/><text:span text:style-name="T2">}</text:span></text:p>
      <text:p text:style-name="P8">}</text:p>
      <text:p text:style-name="P31">Not defficult, command + N does the trick </text:p>
      <text:p text:style-name="P31"/>
      <text:h text:style-name="P79" text:outline-level="2"><text:bookmark-start text:name="__RefHeading___Toc302_3080500654"/>Service<text:bookmark-end text:name="__RefHeading___Toc302_3080500654"/></text:h>
      <text:p text:style-name="P30">In the service create a standard approach, an interface and its implementation </text:p>
      <text:p text:style-name="P30"/>
      <text:p text:style-name="P30">create DepartmentService as an implementation as this </text:p>
      <text:p text:style-name="P2">package com.hydottech.Springboot.Tutorial.service;</text:p>
      <text:p text:style-name="P7">public interface DepartmentService {</text:p>
      <text:p text:style-name="P8">}</text:p>
      <text:p text:style-name="P30"><text:soft-page-break/></text:p>
      <text:p text:style-name="P30"/>
      <text:p text:style-name="P30">Create <text:s/>DepartmentServiceImpl to implement the service as this </text:p>
      <text:p text:style-name="P2">package com.hydottech.Springboot.Tutorial.service;</text:p>
      <text:p text:style-name="P7">import org.springframework.stereotype.Service;</text:p>
      <text:p text:style-name="P7">@Service</text:p>
      <text:p text:style-name="P7">public class DepartmentServiceImpl implements DepartmentService{</text:p>
      <text:p text:style-name="P8">}</text:p>
      <text:p text:style-name="P30"/>
      <text:h text:style-name="P80" text:outline-level="2"><text:bookmark-start text:name="__RefHeading___Toc304_3080500654"/>Repository<text:bookmark-end text:name="__RefHeading___Toc304_3080500654"/></text:h>
      <text:p text:style-name="P33"><text:span text:style-name="T20">In the Repository folder, create a DepartmentRepository as an interface that extends all the functionalities in </text:span><text:span text:style-name="T3">JpaRepository</text:span></text:p>
      <text:p text:style-name="P11">package com.hydottech.Springboot.Tutorial.repository;</text:p>
      <text:p text:style-name="P7">import com.hydottech.Springboot.Tutorial.entity.Department;</text:p>
      <text:p text:style-name="P7">import org.springframework.data.jpa.repository.JpaRepository;</text:p>
      <text:p text:style-name="P7">import org.springframework.stereotype.Repository;</text:p>
      <text:p text:style-name="P7">@Repository</text:p>
      <text:p text:style-name="P7">public interface DepartmentRepository extends JpaRepository&lt;<text:span text:style-name="T17">Department</text:span>,<text:span text:style-name="T17">Long</text:span>&gt; {</text:p>
      <text:p text:style-name="P8">}</text:p>
      <text:p text:style-name="P18">Department is the model or entity </text:p>
      <text:p text:style-name="P18">Long is the type of it primary key </text:p>
      <text:p text:style-name="P34"/>
      <text:p text:style-name="P34"/>
      <text:p text:style-name="P34"/>
      <text:p text:style-name="P34"/>
      <text:p text:style-name="P34"/>
      <text:h text:style-name="P70" text:outline-level="1"/>
      <text:h text:style-name="P68" text:outline-level="1"><text:bookmark-start text:name="__RefHeading___Toc1480_1157798685"/>CRUD <text:span text:style-name="T30">Operation</text:span><text:bookmark-end text:name="__RefHeading___Toc1480_1157798685"/></text:h>
      <text:h text:style-name="P81" text:outline-level="2"><text:bookmark-start text:name="__RefHeading___Toc298_3080500654 Copy 1"/>Spring <text:span text:style-name="T1">Boot </text:span><text:span text:style-name="T13">Save </text:span><text:span text:style-name="T30">Data</text:span><text:bookmark-end text:name="__RefHeading___Toc298_3080500654 Copy 1"/></text:h>
      <text:p text:style-name="P30"/>
      <text:p text:style-name="P30">This is the application Flow </text:p>
      <text:p text:style-name="P55"><draw:custom-shape text:anchor-type="paragraph" draw:z-index="0" draw:name="Shape 1" draw:style-name="gr1" draw:text-style-name="P102" svg:width="2.745cm" svg:height="1.313cm" svg:x="-0.741cm" svg:y="0.392cm"><text:p text:style-name="P63"><text:span text:style-name="T13">Frontend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2" draw:style-name="gr2" draw:text-style-name="P102" svg:width="2.745cm" svg:height="1.25cm" svg:x="3.812cm" svg:y="0.358cm"><text:p text:style-name="P63"><text:span text:style-name="T13">Entit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3" draw:style-name="gr1" draw:text-style-name="P102" svg:width="2.745cm" svg:height="1.313cm" svg:x="8.003cm" svg:y="0.411cm"><text:p text:style-name="P63"><text:span text:style-name="T13">Controlle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1" draw:text-style-name="P102" svg:width="2.745cm" svg:height="1.313cm" svg:x="16.03cm" svg:y="0.395cm"><text:p text:style-name="P63"><text:span text:style-name="T13">Repository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5"><draw:custom-shape text:anchor-type="paragraph" draw:z-index="1" draw:name="Shape 4" draw:style-name="gr1" draw:text-style-name="P102" svg:width="2.745cm" svg:height="1.313cm" svg:x="12.296cm" svg:y="0.004cm"><text:p text:style-name="P63"><text:span text:style-name="T13">Servic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5"/>
      <text:p text:style-name="P55"/>
      <text:p text:style-name="P55"/>
      <text:h text:style-name="Heading_20_3" text:outline-level="3"><text:bookmark-start text:name="__RefHeading___Toc504_3080500654"/><text:soft-page-break/>FrontEnd <text:bookmark-end text:name="__RefHeading___Toc504_3080500654"/></text:h>
      <text:p text:style-name="P45">Using FormData </text:p>
      <text:p text:style-name="P45">departmentName Kitchen</text:p>
      <text:p text:style-name="P45">departmentAddress Accra</text:p>
      <text:p text:style-name="P45">departmentCode KT125 </text:p>
      <text:p text:style-name="P45"/>
      <text:h text:style-name="Heading_20_3" text:outline-level="3"><text:bookmark-start text:name="__RefHeading___Toc506_3080500654"/>Entity <text:bookmark-end text:name="__RefHeading___Toc506_3080500654"/></text:h>
      <text:p text:style-name="P44">Department.java</text:p>
      <text:p text:style-name="P10"/>
      <text:p text:style-name="P7">package com.hydottech.Springboot.Tutorial.entity;</text:p>
      <text:p text:style-name="P7">import jakarta.persistence.Entity;</text:p>
      <text:p text:style-name="P7">import jakarta.persistence.GeneratedValue;</text:p>
      <text:p text:style-name="P7">import jakarta.persistence.GenerationType;</text:p>
      <text:p text:style-name="P7">import jakarta.persistence.Id;</text:p>
      <text:p text:style-name="P7">@Entity</text:p>
      <text:p text:style-name="P7">public class Department {</text:p>
      <text:p text:style-name="P19"><text:s text:c="4"/><text:span text:style-name="T2">@Id</text:span></text:p>
      <text:p text:style-name="P19"><text:s text:c="4"/><text:span text:style-name="T2">@GeneratedValue(strategy = GenerationType.AUTO)</text:span></text:p>
      <text:p text:style-name="P19"><text:s text:c="4"/><text:span text:style-name="T2">private Long departmentId;</text:span></text:p>
      <text:p text:style-name="P19"><text:s text:c="4"/><text:span text:style-name="T2">private String departmentName;</text:span></text:p>
      <text:p text:style-name="P19"><text:s text:c="4"/><text:span text:style-name="T2">private String departmentAddress;</text:span></text:p>
      <text:p text:style-name="P19"><text:s text:c="4"/><text:span text:style-name="T2">private String departmentCode;</text:span></text:p>
      <text:p text:style-name="P19"><text:s text:c="4"/><text:span text:style-name="T2">//To generate the getters and setters, press command + n, select getters and setters, highlight all the field we will generate getters and setters for, press okay</text:span></text:p>
      <text:p text:style-name="P7">//Use the same method for their constructors</text:p>
      <text:p text:style-name="P7">//departmentId is a primary key and it will be auto generated as a numeric value</text:p>
      <text:p text:style-name="P19"><text:s text:c="4"/><text:span text:style-name="T2">public Long getDepartmentId() {</text:span></text:p>
      <text:p text:style-name="P19"><text:s text:c="8"/><text:span text:style-name="T2">return departmentId;</text:span></text:p>
      <text:p text:style-name="P19"><text:s text:c="4"/><text:span text:style-name="T2">}</text:span></text:p>
      <text:p text:style-name="P19"><text:s text:c="4"/><text:span text:style-name="T2">public Department(Long departmentId, String departmentName, String departmentAddress, String departmentCode) {</text:span></text:p>
      <text:p text:style-name="P19"><text:s text:c="8"/><text:span text:style-name="T2">this.departmentId = departmentId;</text:span></text:p>
      <text:p text:style-name="P19"><text:s text:c="8"/><text:span text:style-name="T2">this.departmentName = departmentName;</text:span></text:p>
      <text:p text:style-name="P19"><text:s text:c="8"/><text:span text:style-name="T2">this.departmentAddress = departmentAddress;</text:span></text:p>
      <text:p text:style-name="P19"><text:s text:c="8"/><text:span text:style-name="T2">this.departmentCode = departmentCode;</text:span></text:p>
      <text:p text:style-name="P19"><text:s text:c="4"/><text:span text:style-name="T2">}</text:span></text:p>
      <text:p text:style-name="P19"><text:s text:c="4"/><text:span text:style-name="T2">public Department() {</text:span></text:p>
      <text:p text:style-name="P19"><text:s text:c="4"/><text:span text:style-name="T2">}</text:span></text:p>
      <text:p text:style-name="P19"><text:s text:c="4"/><text:span text:style-name="T2">@Override</text:span></text:p>
      <text:p text:style-name="P19"><text:s text:c="4"/><text:span text:style-name="T2">public String toString() {</text:span></text:p>
      <text:p text:style-name="P19"><text:soft-page-break/><text:s text:c="8"/><text:span text:style-name="T2">return "Department{" +</text:span></text:p>
      <text:p text:style-name="P19"><text:s text:c="16"/><text:span text:style-name="T2">"departmentId=" + departmentId +</text:span></text:p>
      <text:p text:style-name="P19"><text:s text:c="16"/><text:span text:style-name="T2">", departmentName='" + departmentName + '\'' +</text:span></text:p>
      <text:p text:style-name="P19"><text:s text:c="16"/><text:span text:style-name="T2">", departmentAddress='" + departmentAddress + '\'' +</text:span></text:p>
      <text:p text:style-name="P19"><text:s text:c="16"/><text:span text:style-name="T2">", departmentCode='" + departmentCode + '\'' +</text:span></text:p>
      <text:p text:style-name="P19"><text:s text:c="16"/><text:span text:style-name="T2">'}';</text:span></text:p>
      <text:p text:style-name="P19"><text:s text:c="4"/><text:span text:style-name="T2">}</text:span></text:p>
      <text:p text:style-name="P19"><text:s text:c="4"/><text:span text:style-name="T2">public void setDepartmentId(Long departmentId) {</text:span></text:p>
      <text:p text:style-name="P19"><text:s text:c="8"/><text:span text:style-name="T2">this.departmentId = departmentId;</text:span></text:p>
      <text:p text:style-name="P19"><text:s text:c="4"/><text:span text:style-name="T2">}</text:span></text:p>
      <text:p text:style-name="P19"><text:s text:c="4"/><text:span text:style-name="T2">public String getDepartmentName() {</text:span></text:p>
      <text:p text:style-name="P19"><text:s text:c="8"/><text:span text:style-name="T2">return departmentName;</text:span></text:p>
      <text:p text:style-name="P19"><text:s text:c="4"/><text:span text:style-name="T2">}</text:span></text:p>
      <text:p text:style-name="P19"><text:s text:c="4"/><text:span text:style-name="T2">public void setDepartmentName(String departmentName) {</text:span></text:p>
      <text:p text:style-name="P19"><text:s text:c="8"/><text:span text:style-name="T2">this.departmentName = departmentName;</text:span></text:p>
      <text:p text:style-name="P19"><text:s text:c="4"/><text:span text:style-name="T2">}</text:span></text:p>
      <text:p text:style-name="P19"><text:s text:c="4"/><text:span text:style-name="T2">public String getDepartmentAddress() {</text:span></text:p>
      <text:p text:style-name="P19"><text:s text:c="8"/><text:span text:style-name="T2">return departmentAddress;</text:span></text:p>
      <text:p text:style-name="P19"><text:s text:c="4"/><text:span text:style-name="T2">}</text:span></text:p>
      <text:p text:style-name="P19"><text:s text:c="4"/><text:span text:style-name="T2">public void setDepartmentAddress(String departmentAddress) {</text:span></text:p>
      <text:p text:style-name="P19"><text:s text:c="8"/><text:span text:style-name="T2">this.departmentAddress = departmentAddress;</text:span></text:p>
      <text:p text:style-name="P19"><text:s text:c="4"/><text:span text:style-name="T2">}</text:span></text:p>
      <text:p text:style-name="P19"><text:s text:c="4"/><text:span text:style-name="T2">public String getDepartmentCode() {</text:span></text:p>
      <text:p text:style-name="P19"><text:s text:c="8"/><text:span text:style-name="T2">return departmentCode;</text:span></text:p>
      <text:p text:style-name="P19"><text:s text:c="4"/><text:span text:style-name="T2">}</text:span></text:p>
      <text:p text:style-name="P19"><text:s text:c="4"/><text:span text:style-name="T2">public void setDepartmentCode(String departmentCode) {</text:span></text:p>
      <text:p text:style-name="P19"><text:s text:c="8"/><text:span text:style-name="T2">this.departmentCode = departmentCode;</text:span></text:p>
      <text:p text:style-name="P19"><text:s text:c="4"/><text:span text:style-name="T2">}</text:span></text:p>
      <text:p text:style-name="P8">}</text:p>
      <text:h text:style-name="Heading_20_3" text:outline-level="3"><text:bookmark-start text:name="__RefHeading___Toc508_3080500654"/>Controller <text:bookmark-end text:name="__RefHeading___Toc508_3080500654"/></text:h>
      <text:p text:style-name="P45">DepartmentController.java </text:p>
      <text:p text:style-name="P10">package com.hydottech.Springboot.Tutorial.controller;</text:p>
      <text:p text:style-name="P7">import com.hydottech.Springboot.Tutorial.entity.Department;</text:p>
      <text:p text:style-name="P7">import com.hydottech.Springboot.Tutorial.service.DepartmentService;</text:p>
      <text:p text:style-name="P7">import com.hydottech.Springboot.Tutorial.service.DepartmentServiceImpl;</text:p>
      <text:p text:style-name="P7">import org.springframework.beans.factory.annotation.Autowired;</text:p>
      <text:p text:style-name="P7">import org.springframework.web.bind.annotation.*;</text:p>
      <text:p text:style-name="P7">@RestController</text:p>
      <text:p text:style-name="P7"><text:soft-page-break/>public class DepartmentController {</text:p>
      <text:p text:style-name="P19"><text:s text:c="4"/><text:span text:style-name="T2">@Autowired</text:span></text:p>
      <text:p text:style-name="P19"><text:s text:c="4"/><text:span text:style-name="T2">private DepartmentService departmentService;</text:span></text:p>
      <text:p text:style-name="P19"><text:s text:c="4"/><text:span text:style-name="T2">@PostMapping("/departments")</text:span></text:p>
      <text:p text:style-name="P19"><text:s text:c="4"/><text:span text:style-name="T2">public Department saveDepartment(@ModelAttribute Department department) {</text:span></text:p>
      <text:p text:style-name="P19"><text:s text:c="8"/><text:span text:style-name="T2">return departmentService.saveDepartment(department);</text:span></text:p>
      <text:p text:style-name="P19"><text:s text:c="4"/><text:span text:style-name="T2">}</text:span></text:p>
      <text:p text:style-name="P7">/*</text:p>
      <text:p text:style-name="P7">* Explanation</text:p>
      <text:p text:style-name="P7">*</text:p>
      <text:p text:style-name="P7">* <text:s/>@Autowired</text:p>
      <text:p text:style-name="P19"><text:s text:c="4"/><text:span text:style-name="T2">private DepartmentService departmentService;</text:span></text:p>
      <text:p text:style-name="P19"><text:s text:c="4"/><text:span text:style-name="T2">This will bind the service with a global service stored by spring</text:span></text:p>
      <text:p text:style-name="P19"><text:s text:c="4"/><text:span text:style-name="T2">*</text:span></text:p>
      <text:p text:style-name="P19"><text:s text:c="2"/><text:span text:style-name="T2">@PostMapping("/departments")</text:span></text:p>
      <text:p text:style-name="P19"><text:s text:c="4"/><text:span text:style-name="T2">public Department saveDepartment(@RequestBody Department department){</text:span></text:p>
      <text:p text:style-name="P19"><text:s text:c="8"/><text:span text:style-name="T2">return departmentService.saveDepartment(department);</text:span></text:p>
      <text:p text:style-name="P19"><text:s text:c="4"/><text:span text:style-name="T2">};</text:span></text:p>
      <text:p text:style-name="P7">1. <text:s/>@PostMapping("/departments") this is a post method</text:p>
      <text:p text:style-name="P7">2. public Department saveDepartment(@RequestBody Department department),</text:p>
      <text:p text:style-name="P19"><text:s/><text:span text:style-name="T2">a public with the Entity type Department with a name, saveDepartment and the JSON body of type Department</text:span></text:p>
      <text:p text:style-name="P7">3. <text:s/>return departmentService.saveDepartment(department);</text:p>
      <text:p text:style-name="P7">inside the DepartmentService interface we are calling the saveDepartment method in it,</text:p>
      <text:p text:style-name="P7">When we highlight we can auto create the methods in the interface as this</text:p>
      <text:p text:style-name="P19"><text:s/><text:span text:style-name="T2">public Department saveDepartment(Department department);</text:span></text:p>
      <text:p text:style-name="P19"><text:s/><text:span text:style-name="T2">This will generate an error in the DepartmentServiceImpl, implementing the methods can auto generate like this</text:span></text:p>
      <text:p text:style-name="P19"><text:s text:c="2"/><text:span text:style-name="T2">@Override</text:span></text:p>
      <text:p text:style-name="P19"><text:s text:c="4"/><text:span text:style-name="T2">public Department saveDepartment(Department department) {</text:span></text:p>
      <text:p text:style-name="P19"><text:s text:c="8"/><text:span text:style-name="T2">return null;</text:span></text:p>
      <text:p text:style-name="P19"><text:s text:c="4"/><text:span text:style-name="T2">}</text:span></text:p>
      <text:p text:style-name="P7">*</text:p>
      <text:p text:style-name="P7">*</text:p>
      <text:p text:style-name="P7">*</text:p>
      <text:p text:style-name="P7">*</text:p>
      <text:p text:style-name="P7">*</text:p>
      <text:p text:style-name="P7">* */</text:p>
      <text:p text:style-name="P8">}</text:p>
      <text:p text:style-name="P35"><text:soft-page-break/>From the Controller the service method will be auto created </text:p>
      <text:h text:style-name="Heading_20_3" text:outline-level="3"><text:bookmark-start text:name="__RefHeading___Toc510_3080500654"/>Service<text:bookmark-end text:name="__RefHeading___Toc510_3080500654"/></text:h>
      <text:p text:style-name="P21">DepartmentService.java as the interface</text:p>
      <text:p text:style-name="P10">package com.hydottech.Springboot.Tutorial.service;</text:p>
      <text:p text:style-name="P7">import com.hydottech.Springboot.Tutorial.entity.Department;</text:p>
      <text:p text:style-name="P7">public interface DepartmentService {</text:p>
      <text:p text:style-name="P19"><text:s text:c="3"/><text:span text:style-name="T2">public Department saveDepartment(Department department);</text:span></text:p>
      <text:p text:style-name="P8">}</text:p>
      <text:p text:style-name="P8"/>
      <text:p text:style-name="P35">From the DepartmentService.java the DepartmentServiceImpl.java method will be auto created </text:p>
      <text:p text:style-name="P21">DepartmentServiceImpl.java as the implementation </text:p>
      <text:p text:style-name="P10">package com.hydottech.Springboot.Tutorial.service;</text:p>
      <text:p text:style-name="P7">import com.hydottech.Springboot.Tutorial.entity.Department;</text:p>
      <text:p text:style-name="P7">import com.hydottech.Springboot.Tutorial.repository.DepartmentRepository;</text:p>
      <text:p text:style-name="P7">import org.springframework.beans.factory.annotation.Autowired;</text:p>
      <text:p text:style-name="P7">import org.springframework.stereotype.Service;</text:p>
      <text:p text:style-name="P7">@Service</text:p>
      <text:p text:style-name="P7">public class DepartmentServiceImpl implements DepartmentService{</text:p>
      <text:p text:style-name="P19"><text:s text:c="4"/><text:span text:style-name="T2">@Autowired</text:span></text:p>
      <text:p text:style-name="P19"><text:s text:c="4"/><text:span text:style-name="T2">private DepartmentRepository departmentRepository;</text:span></text:p>
      <text:p text:style-name="P19"><text:s text:c="4"/><text:span text:style-name="T2">@Override</text:span></text:p>
      <text:p text:style-name="P19"><text:s text:c="4"/><text:span text:style-name="T2">public Department saveDepartment(Department department) {</text:span></text:p>
      <text:p text:style-name="P19"><text:s text:c="8"/><text:span text:style-name="T2">return departmentRepository.save(department);</text:span></text:p>
      <text:p text:style-name="P19"><text:s text:c="4"/><text:span text:style-name="T2">}</text:span></text:p>
      <text:p text:style-name="P8">}</text:p>
      <text:p text:style-name="P21"/>
      <text:p text:style-name="P35"/>
      <text:h text:style-name="Heading_20_3" text:outline-level="3"><text:bookmark-start text:name="__RefHeading___Toc512_3080500654"/>Repository<text:bookmark-end text:name="__RefHeading___Toc512_3080500654"/></text:h>
      <text:p text:style-name="P7">package com.hydottech.Springboot.Tutorial.repository;</text:p>
      <text:p text:style-name="P7">import com.hydottech.Springboot.Tutorial.entity.Department;</text:p>
      <text:p text:style-name="P7">import org.springframework.data.jpa.repository.JpaRepository;</text:p>
      <text:p text:style-name="P7">import org.springframework.stereotype.Repository;</text:p>
      <text:p text:style-name="P7">@Repository</text:p>
      <text:p text:style-name="P7"><text:soft-page-break/>public interface DepartmentRepository extends JpaRepository&lt;Department,Long&gt; {</text:p>
      <text:p text:style-name="P8">}</text:p>
      <text:h text:style-name="P67" text:outline-level="1"/>
      <text:h text:style-name="P82" text:outline-level="2"><text:bookmark-start text:name="__RefHeading___Toc298_3080500654 Copy 1 Copy 1"/>Spring <text:span text:style-name="T1">Boot </text:span><text:span text:style-name="T26">Get</text:span> <text:span text:style-name="T30">Data</text:span><text:bookmark-end text:name="__RefHeading___Toc298_3080500654 Copy 1 Copy 1"/></text:h>
      <text:p text:style-name="P58">Same Process, We will go from the controller to serviceInterface to serviceImplementation where the repository will be called </text:p>
      <text:p text:style-name="P60">Controller </text:p>
      <text:p text:style-name="P4">@GetMapping("/getDepartments")</text:p>
      <text:p text:style-name="P7">public List&lt;Department&gt; fetchDepartments(){</text:p>
      <text:p text:style-name="P19"><text:s text:c="4"/><text:span text:style-name="T2">return departmentService.fetchDepartments();</text:span></text:p>
      <text:p text:style-name="P8">}</text:p>
      <text:p text:style-name="P59">Service Interface will be auto created as </text:p>
      <text:p text:style-name="P3">public List&lt;Department&gt; fetchDepartments();</text:p>
      <text:p text:style-name="P58"/>
      <text:p text:style-name="P59">Service Implementation with data repository</text:p>
      <text:p text:style-name="P5">@Override</text:p>
      <text:p text:style-name="P7">public List&lt;Department&gt; fetchDepartments() {</text:p>
      <text:p text:style-name="P19"><text:s text:c="4"/><text:span text:style-name="T2">return departmentRepository.findAll();</text:span></text:p>
      <text:p text:style-name="P8">}</text:p>
      <text:h text:style-name="P81" text:outline-level="2"><text:bookmark-start text:name="__RefHeading___Toc298_3080500654 Copy 1 Copy 1 Copy 1"/>Spring <text:span text:style-name="T1">Boot </text:span><text:span text:style-name="T26">Get</text:span> <text:span text:style-name="T30">Specific</text:span> <text:span text:style-name="T30">Data</text:span><text:bookmark-end text:name="__RefHeading___Toc298_3080500654 Copy 1 Copy 1 Copy 1"/></text:h>
      <text:p text:style-name="P58">From the Entity Model we defined the departmentId as the primaryKey, so it means that any findById will match with the departmentId. </text:p>
      <text:p text:style-name="P58">Let start the process</text:p>
      <text:p text:style-name="P59"/>
      <text:p text:style-name="P59">Controller </text:p>
      <text:p text:style-name="P6">@GetMapping("/getSpecificDepartment/{Id}")</text:p>
      <text:p text:style-name="P7">public Department fetchOneDepartment(@PathVariable("Id") long Id){</text:p>
      <text:p text:style-name="P19"><text:s text:c="4"/><text:span text:style-name="T2">return departmentService.fetchOneDepartments(Id);</text:span></text:p>
      <text:p text:style-name="P8">}</text:p>
      <text:p text:style-name="P59">Service Interface </text:p>
      <text:p text:style-name="P3">public Department fetchOneDepartments(long id);</text:p>
      <text:p text:style-name="P36"/>
      <text:p text:style-name="P59"><text:soft-page-break/>Service Implementation</text:p>
      <text:p text:style-name="P6">@Override</text:p>
      <text:p text:style-name="P7">public Department fetchOneDepartments(long id) {</text:p>
      <text:p text:style-name="P19"><text:s text:c="4"/><text:span text:style-name="T2">return departmentRepository.findById(id).get();</text:span></text:p>
      <text:p text:style-name="P8">}</text:p>
      <text:h text:style-name="P81" text:outline-level="2"><text:bookmark-start text:name="__RefHeading___Toc298_3080500654 Copy 1 Copy 1 Copy 1 Copy 1"/>Spring <text:span text:style-name="T1">Boot </text:span><text:span text:style-name="T30">Delete</text:span> Specific <text:span text:style-name="T30">Data</text:span><text:bookmark-end text:name="__RefHeading___Toc298_3080500654 Copy 1 Copy 1 Copy 1 Copy 1"/></text:h>
      <text:p text:style-name="P59">Controller </text:p>
      <text:p text:style-name="P6">@DeleteMapping("/departments/{Id}")</text:p>
      <text:p text:style-name="P7">public String deleteOneDepartment(@PathVariable("Id") long Id){</text:p>
      <text:p text:style-name="P19"><text:s text:c="4"/><text:span text:style-name="T2">departmentService.deleteOneDepartments(Id);</text:span></text:p>
      <text:p text:style-name="P19"><text:s text:c="4"/><text:span text:style-name="T2">return "Department deleted successfully";</text:span></text:p>
      <text:p text:style-name="P8">}</text:p>
      <text:p text:style-name="P59">Service Interface </text:p>
      <text:p text:style-name="P3">public void deleteOneDepartments(long id);</text:p>
      <text:p text:style-name="P36"/>
      <text:p text:style-name="P59">Service Implementation</text:p>
      <text:p text:style-name="P5">@Override</text:p>
      <text:p text:style-name="P7">public void deleteOneDepartments(long id) {</text:p>
      <text:p text:style-name="P19"><text:s text:c="4"/><text:span text:style-name="T2">departmentRepository.deleteById(id);</text:span></text:p>
      <text:p text:style-name="P8">}</text:p>
      <text:h text:style-name="P81" text:outline-level="2"><text:bookmark-start text:name="__RefHeading___Toc298_3080500654 Copy 1 Copy 1 Copy 1 Copy 1 Copy 1"/>Spring <text:span text:style-name="T1">Boot </text:span><text:span text:style-name="T30">Update</text:span> Specific <text:span text:style-name="T30">Data</text:span><text:bookmark-end text:name="__RefHeading___Toc298_3080500654 Copy 1 Copy 1 Copy 1 Copy 1 Copy 1"/></text:h>
      <text:p text:style-name="P58">For Put, Instead of manually Updating it one by one, there is a shortcut </text:p>
      <text:p text:style-name="P59">Controller </text:p>
      <text:p text:style-name="P6">@PutMapping("/departments/{Id}")</text:p>
      <text:p text:style-name="P7">public Department updateDepartment(@PathVariable("Id") long Id, @ModelAttribute Department department){</text:p>
      <text:p text:style-name="P19"><text:s text:c="4"/><text:span text:style-name="T2">return departmentService.updateDepartment(Id, department);</text:span></text:p>
      <text:p text:style-name="P8">}</text:p>
      <text:p text:style-name="P59">Service Interface </text:p>
      <text:p text:style-name="P3">public Department updateDepartment(long id, Department department);</text:p>
      <text:p text:style-name="P59"/>
      <text:p text:style-name="P59">Service Implementation</text:p>
      <text:p text:style-name="P6">@Override</text:p>
      <text:p text:style-name="P7"><text:soft-page-break/>public Department updateDepartment(long id, Department department) {</text:p>
      <text:p text:style-name="P19"><text:s text:c="4"/><text:span text:style-name="T2">Department db = departmentRepository.findById(id).orElseThrow(() -&gt; new RuntimeException("Department not found"));</text:span></text:p>
      <text:p text:style-name="P19"><text:s text:c="4"/><text:span text:style-name="T2">// Get all the fields of the Department class</text:span></text:p>
      <text:p text:style-name="P19"><text:s text:c="4"/><text:span text:style-name="T2">Field[] fields = Department.class.getDeclaredFields();</text:span></text:p>
      <text:p text:style-name="P19"><text:s text:c="4"/><text:span text:style-name="T2">for (Field field : fields) {</text:span></text:p>
      <text:p text:style-name="P19"><text:s text:c="8"/><text:span text:style-name="T2">field.setAccessible(true);</text:span></text:p>
      <text:p text:style-name="P19"><text:s text:c="8"/><text:span text:style-name="T2">try {</text:span></text:p>
      <text:p text:style-name="P19"><text:s text:c="12"/><text:span text:style-name="T2">// Get the value of the current field from the input department</text:span></text:p>
      <text:p text:style-name="P19"><text:s text:c="12"/><text:span text:style-name="T2">Object value = field.get(department);</text:span></text:p>
      <text:p text:style-name="P19"><text:s text:c="12"/><text:span text:style-name="T2">// Check if the value is not null and not an empty string</text:span></text:p>
      <text:p text:style-name="P19"><text:s text:c="12"/><text:span text:style-name="T2">if (Objects.nonNull(value) &amp;&amp; !"".equals(value.toString().trim())) {</text:span></text:p>
      <text:p text:style-name="P19"><text:s text:c="16"/><text:span text:style-name="T2">// Set the value of the current field in the db department</text:span></text:p>
      <text:p text:style-name="P19"><text:s text:c="16"/><text:span text:style-name="T2">field.set(db, value);</text:span></text:p>
      <text:p text:style-name="P19"><text:s text:c="12"/><text:span text:style-name="T2">}</text:span></text:p>
      <text:p text:style-name="P19"><text:s text:c="8"/><text:span text:style-name="T2">} catch (IllegalAccessException e) {</text:span></text:p>
      <text:p text:style-name="P19"><text:s text:c="12"/><text:span text:style-name="T2">e.printStackTrace(); // Handle exception as appropriate</text:span></text:p>
      <text:p text:style-name="P19"><text:s text:c="8"/><text:span text:style-name="T2">}</text:span></text:p>
      <text:p text:style-name="P19"><text:s text:c="4"/><text:span text:style-name="T2">}</text:span></text:p>
      <text:p text:style-name="P19"><text:s text:c="4"/><text:span text:style-name="T2">return departmentRepository.save(db);</text:span></text:p>
      <text:p text:style-name="P8">}</text:p>
      <text:h text:style-name="P71" text:outline-level="1" text:is-list-header="true"><text:bookmark-start text:name="__RefHeading___Toc1755_754928152"/>Generic Api's<text:bookmark-end text:name="__RefHeading___Toc1755_754928152"/></text:h>
      <text:p text:style-name="P56">To Get the specific name of the department, the data repository does the trick </text:p>
      <text:p text:style-name="P56">Let start with the <text:span text:style-name="T17">controller </text:span></text:p>
      <text:p text:style-name="P12">@GetMapping("/departmentsName/{Name}")</text:p>
      <text:p text:style-name="P7">public Department fetchDepartmentByName(@PathVariable("Name") String Name){</text:p>
      <text:p text:style-name="P19"><text:s text:c="4"/><text:span text:style-name="T2">return departmentService.fetchDepartmentByName(Name);</text:span></text:p>
      <text:p text:style-name="P8">}</text:p>
      <text:p text:style-name="P59">Service Interface </text:p>
      <text:p text:style-name="P3">public Department fetchDepartmentByName(String name);</text:p>
      <text:p text:style-name="P36"/>
      <text:p text:style-name="P59">Service Implementation</text:p>
      <text:p text:style-name="P6">@Override</text:p>
      <text:p text:style-name="P7"><text:soft-page-break/>public Department fetchDepartmentByName(String name) {</text:p>
      <text:p text:style-name="P19"><text:s text:c="4"/><text:span text:style-name="T2">return departmentRepository.findByDepartmentName(name);</text:span></text:p>
      <text:p text:style-name="P8">}</text:p>
      <text:p text:style-name="P37">Repository</text:p>
      <text:p text:style-name="P22"><text:span text:style-name="T23">The field name is </text:span><text:span text:style-name="T2">departmentName</text:span><text:span text:style-name="T23"> so in the datarepository, type findBy+the fieldName in camel case. That all</text:span></text:p>
      <text:p text:style-name="P3">public Department findByDepartmentName(String departmentName);</text:p>
      <text:p text:style-name="P13"><text:span text:style-name="T23">w</text:span><text:span text:style-name="T22">e can even execute sql queries directly </text:span></text:p>
      <text:p text:style-name="P13">@Query(value = "SELECT * FROM DEPARTMENT WHERE DEPARTMENT_NAME ILIKE :departmentName", nativeQuery = true)</text:p>
      <text:p text:style-name="P8">public Department findByDepartmentNameIgnoreCaseKofi(@Param("departmentName") String departmentName);</text:p>
      <text:p text:style-name="P13"/>
      <text:h text:style-name="P72" text:outline-level="1"><text:bookmark-start text:name="__RefHeading___Toc1757_754928152"/>External Links<text:bookmark-end text:name="__RefHeading___Toc1757_754928152"/></text:h>
      <text:p text:style-name="P36">For More Information Visit the Following url </text:p>
      <text:h text:style-name="Heading_20_3" text:outline-level="3"><text:bookmark-start text:name="__RefHeading___Toc1759_754928152"/><text:span text:style-name="T24">Docs:</text:span><text:span text:style-name="T22"> </text:span><text:a xlink:type="simple" xlink:href="https://docs.spring.io/spring-data/jpa/reference/#jpa.query-methods" text:style-name="Internet_20_link" text:visited-style-name="Visited_20_Internet_20_Link">https://docs.spring.io/spring-data/jpa/reference/#jpa.query-methods</text:a><text:bookmark-end text:name="__RefHeading___Toc1759_754928152"/></text:h>
      <text:h text:style-name="Heading_20_3" text:outline-level="3"><text:bookmark-start text:name="__RefHeading___Toc1761_754928152"/><text:span text:style-name="T24">Spring Data JPA</text:span><text:span text:style-name="T22">: </text:span><text:a xlink:type="simple" xlink:href="https://www.youtube.com/watch?v=XszpXoII9Sg&amp;t=0s" text:style-name="Internet_20_link" text:visited-style-name="Visited_20_Internet_20_Link">https://www.youtube.com/watch?v=XszpXoII9Sg&amp;t=0s</text:a><text:bookmark-end text:name="__RefHeading___Toc1761_754928152"/></text:h>
      <text:h text:style-name="Heading_20_3" text:outline-level="3"><text:bookmark-start text:name="__RefHeading___Toc1763_754928152"/><text:span text:style-name="T24">Spring </text:span><text:span text:style-name="T25">Security</text:span><text:span text:style-name="T22">:</text:span><text:a xlink:type="simple" xlink:href="https://www.youtube.com/watch?v=tWcqSIQr6Ks&amp;list=PLhfxuQVMs-nzbKxB2Zb7F9kjXntJhcP5k&amp;index=7" text:style-name="Internet_20_link" text:visited-style-name="Visited_20_Internet_20_Link">https://www.youtube.com/watch?v=tWcqSIQr6Ks&amp;list=PLhfxuQVMs-nzbKxB2Zb7F9kjXntJhcP5k&amp;index=7</text:a><text:span text:style-name="T22"> </text:span><text:bookmark-end text:name="__RefHeading___Toc1763_754928152"/></text:h>
      <text:h text:style-name="Heading_20_3" text:outline-level="3" text:is-list-header="true"><text:bookmark-start text:name="__RefHeading___Toc1765_754928152"/><text:span text:style-name="T24">Microservices</text:span><text:span text:style-name="T22">: </text:span><text:a xlink:type="simple" xlink:href="https://www.youtube.com/watch?v=BnknNTN8icw&amp;t=0s" text:style-name="Internet_20_link" text:visited-style-name="Visited_20_Internet_20_Link">https://www.youtube.com/watch?v=BnknNTN8icw&amp;t=0s</text:a><text:bookmark-end text:name="__RefHeading___Toc1765_754928152"/></text:h>
      <text:h text:style-name="P72" text:outline-level="1"><text:bookmark-start text:name="__RefHeading___Toc1767_754928152"/>Validation<text:bookmark-end text:name="__RefHeading___Toc1767_754928152"/></text:h>
      <text:p text:style-name="P23">In the pom.xml add the dependency for validation <text:span text:style-name="T22"/></text:p>
      <text:p text:style-name="P14">&lt;dependency&gt;<text:span text:style-name="T22"/></text:p>
      <text:p text:style-name="P19"><text:s text:c="4"/><text:span text:style-name="T2">&lt;groupId&gt;org.springframework.boot&lt;/groupId&gt;</text:span><text:span text:style-name="T22"/></text:p>
      <text:p text:style-name="P19"><text:s text:c="4"/><text:span text:style-name="T2">&lt;artifactId&gt;spring-boot-starter-validation&lt;/artifactId&gt;</text:span><text:span text:style-name="T22"/></text:p>
      <text:p text:style-name="P8">&lt;/dependency&gt;<text:span text:style-name="T22"/></text:p>
      <text:p text:style-name="P23">In the entity, add the validation to the field <text:span text:style-name="T22"/></text:p>
      <text:p text:style-name="P14">@NotBlank(message="Name is required")<text:span text:style-name="T22"/></text:p>
      <text:p text:style-name="P8">private String departmentName;<text:span text:style-name="T22"/></text:p>
      <text:p text:style-name="P23">In the controller add the @Valid annotation <text:span text:style-name="T22"/></text:p>
      <text:p text:style-name="P14"><text:soft-page-break/>@PostMapping("/departments")<text:span text:style-name="T22"/></text:p>
      <text:p text:style-name="P7">public Department saveDepartment(@Valid @ModelAttribute Department department) {<text:span text:style-name="T22"/></text:p>
      <text:p text:style-name="P19"><text:s text:c="4"/><text:span text:style-name="T2">return departmentService.saveDepartment(department);</text:span><text:span text:style-name="T22"/></text:p>
      <text:p text:style-name="P8">}<text:span text:style-name="T22"/></text:p>
      <text:h text:style-name="P73" text:outline-level="1"/>
      <text:h text:style-name="P73" text:outline-level="1"><text:bookmark-start text:name="__RefHeading___Toc1769_754928152"/>Loggers<text:bookmark-end text:name="__RefHeading___Toc1769_754928152"/></text:h>
      <text:p text:style-name="P62">In the resources folder create the logback.xml and add this configuration </text:p>
      <text:p text:style-name="P14">&lt;?xml version="1.0" encoding="UTF-8"?&gt;</text:p>
      <text:p text:style-name="P7">&lt;configuration&gt;</text:p>
      <text:p text:style-name="P19"><text:s text:c="4"/><text:span text:style-name="T2">&lt;!-- Define the file appender --&gt;</text:span></text:p>
      <text:p text:style-name="P19"><text:s text:c="4"/><text:span text:style-name="T2">&lt;appender name="FILE" class="ch.qos.logback.core.rolling.RollingFileAppender"&gt;</text:span></text:p>
      <text:p text:style-name="P19"><text:s text:c="8"/><text:span text:style-name="T2">&lt;file&gt;logs/application.log&lt;/file&gt;</text:span></text:p>
      <text:p text:style-name="P19"><text:s text:c="8"/><text:span text:style-name="T2">&lt;!-- Define a rolling policy to manage log file rotation --&gt;</text:span></text:p>
      <text:p text:style-name="P19"><text:s text:c="8"/><text:span text:style-name="T2">&lt;rollingPolicy class="ch.qos.logback.core.rolling.TimeBasedRollingPolicy"&gt;</text:span></text:p>
      <text:p text:style-name="P19"><text:s text:c="12"/><text:span text:style-name="T2">&lt;!-- rollover daily --&gt;</text:span></text:p>
      <text:p text:style-name="P19"><text:s text:c="12"/><text:span text:style-name="T2">&lt;fileNamePattern&gt;logs/application.%d{yyyy-MM-dd}.log&lt;/fileNamePattern&gt;</text:span></text:p>
      <text:p text:style-name="P19"><text:s text:c="12"/><text:span text:style-name="T2">&lt;!-- keep 30 days worth of history --&gt;</text:span></text:p>
      <text:p text:style-name="P19"><text:s text:c="12"/><text:span text:style-name="T2">&lt;maxHistory&gt;30&lt;/maxHistory&gt;</text:span></text:p>
      <text:p text:style-name="P19"><text:s text:c="8"/><text:span text:style-name="T2">&lt;/rollingPolicy&gt;</text:span></text:p>
      <text:p text:style-name="P19"><text:s text:c="8"/><text:span text:style-name="T2">&lt;encoder&gt;</text:span></text:p>
      <text:p text:style-name="P19"><text:s text:c="12"/><text:span text:style-name="T2">&lt;pattern&gt;%d{yyyy-MM-dd HH:mm:ss} %-5level %logger{36} - %msg%n&lt;/pattern&gt;</text:span></text:p>
      <text:p text:style-name="P19"><text:s text:c="8"/><text:span text:style-name="T2">&lt;/encoder&gt;</text:span></text:p>
      <text:p text:style-name="P19"><text:s text:c="4"/><text:span text:style-name="T2">&lt;/appender&gt;</text:span></text:p>
      <text:p text:style-name="P19"><text:s text:c="4"/><text:span text:style-name="T2">&lt;!-- Log all messages at INFO level or above --&gt;</text:span></text:p>
      <text:p text:style-name="P19"><text:s text:c="4"/><text:span text:style-name="T2">&lt;root level="INFO"&gt;</text:span></text:p>
      <text:p text:style-name="P19"><text:s text:c="8"/><text:span text:style-name="T2">&lt;appender-ref ref="FILE" /&gt;</text:span></text:p>
      <text:p text:style-name="P19"><text:s text:c="4"/><text:span text:style-name="T2">&lt;/root&gt;</text:span></text:p>
      <text:p text:style-name="P8">&lt;/configuration&gt;</text:p>
      <text:p text:style-name="P62">In the Controller Define the Logger Property </text:p>
      <text:p text:style-name="P14">private final Logger LOG = LoggerFactory.getLogger(DepartmentController.class);</text:p>
      <text:p text:style-name="P23"/>
      <text:p text:style-name="P23">Now use it in your methods like this </text:p>
      <text:p text:style-name="P14">LOG.info("Save Department Initiated");</text:p>
      <text:p text:style-name="P23"><text:soft-page-break/></text:p>
      <text:h text:style-name="P73" text:outline-level="1"><text:bookmark-start text:name="__RefHeading___Toc1771_754928152"/>Lombok <text:bookmark-end text:name="__RefHeading___Toc1771_754928152"/></text:h>
      <text:p text:style-name="P38">In the pom.xml, add the dependencies for lombok</text:p>
      <text:p text:style-name="P54"/>
      <text:p text:style-name="P14">&lt;dependency&gt;</text:p>
      <text:p text:style-name="P19"><text:s text:c="4"/><text:span text:style-name="T2">&lt;groupId&gt;org.projectlombok&lt;/groupId&gt;</text:span></text:p>
      <text:p text:style-name="P19"><text:s text:c="4"/><text:span text:style-name="T2">&lt;artifactId&gt;lombok&lt;/artifactId&gt;</text:span></text:p>
      <text:p text:style-name="P19"><text:s text:c="4"/><text:span text:style-name="T2">&lt;optional&gt;true&lt;/optional&gt;</text:span></text:p>
      <text:p text:style-name="P8">&lt;/dependency&gt;</text:p>
      <text:p text:style-name="P14">&lt;build&gt;</text:p>
      <text:p text:style-name="P19"><text:s text:c="4"/><text:span text:style-name="T2">&lt;plugins&gt;</text:span></text:p>
      <text:p text:style-name="P19"><text:s text:c="7"/><text:span text:style-name="T2">&lt;plugin&gt;</text:span></text:p>
      <text:p text:style-name="P19"><text:s text:c="10"/><text:span text:style-name="T2">&lt;groupId&gt;org.springframework.boot&lt;/groupId&gt;</text:span></text:p>
      <text:p text:style-name="P19"><text:s text:c="10"/><text:span text:style-name="T2">&lt;artifactId&gt;spring-boot-maven-plugin&lt;/artifactId&gt;</text:span></text:p>
      <text:p text:style-name="P19"><text:s text:c="10"/><text:span text:style-name="T2">&lt;configuration&gt;</text:span></text:p>
      <text:p text:style-name="P19"><text:s text:c="13"/><text:span text:style-name="T2">&lt;excludes&gt;</text:span></text:p>
      <text:p text:style-name="P19"><text:s text:c="16"/><text:span text:style-name="T2">&lt;exclude&gt;</text:span></text:p>
      <text:p text:style-name="P19"><text:s text:c="19"/><text:span text:style-name="T2">&lt;groupId&gt;org.projectlombok&lt;/groupId&gt;</text:span></text:p>
      <text:p text:style-name="P19"><text:s text:c="19"/><text:span text:style-name="T2">&lt;artifactId&gt;lombok&lt;/artifactId&gt;</text:span></text:p>
      <text:p text:style-name="P19"><text:s text:c="16"/><text:span text:style-name="T2">&lt;/exclude&gt;</text:span></text:p>
      <text:p text:style-name="P19"><text:s text:c="13"/><text:span text:style-name="T2">&lt;/excludes&gt;</text:span></text:p>
      <text:p text:style-name="P19"><text:s text:c="10"/><text:span text:style-name="T2">&lt;/configuration&gt;</text:span></text:p>
      <text:p text:style-name="P19"><text:s text:c="7"/><text:span text:style-name="T2">&lt;/plugin&gt;</text:span></text:p>
      <text:p text:style-name="P19"><text:s text:c="4"/><text:span text:style-name="T2">&lt;/plugins&gt;</text:span></text:p>
      <text:p text:style-name="P8">&lt;/build&gt;</text:p>
      <text:p text:style-name="P62">Install the lombok plugin in the ide </text:p>
      <text:p text:style-name="P62">Now in the entity, Clear all the getters, setters, constructors and toString. Add the lombok @Data annotation </text:p>
      <text:p text:style-name="P14">package com.hydottech.Springboot.Tutorial.entity;</text:p>
      <text:p text:style-name="P7">import jakarta.persistence.Entity;</text:p>
      <text:p text:style-name="P7">import jakarta.persistence.GeneratedValue;</text:p>
      <text:p text:style-name="P7">import jakarta.persistence.GenerationType;</text:p>
      <text:p text:style-name="P7">import jakarta.persistence.Id;</text:p>
      <text:p text:style-name="P7">import jakarta.validation.constraints.NotBlank;</text:p>
      <text:p text:style-name="P7">import lombok.AllArgsConstructor;</text:p>
      <text:p text:style-name="P7">import lombok.Builder;</text:p>
      <text:p text:style-name="P7">import lombok.Data;</text:p>
      <text:p text:style-name="P7">import lombok.NoArgsConstructor;</text:p>
      <text:p text:style-name="P7">@Entity</text:p>
      <text:p text:style-name="P7">@Data</text:p>
      <text:p text:style-name="P7">@NoArgsConstructor</text:p>
      <text:p text:style-name="P7">@AllArgsConstructor</text:p>
      <text:p text:style-name="P7"><text:soft-page-break/>@Builder</text:p>
      <text:p text:style-name="P7">public class Department {</text:p>
      <text:p text:style-name="P19"><text:s text:c="4"/><text:span text:style-name="T2">@Id</text:span></text:p>
      <text:p text:style-name="P19"><text:s text:c="4"/><text:span text:style-name="T2">@GeneratedValue(strategy = GenerationType.AUTO)</text:span></text:p>
      <text:p text:style-name="P19"><text:s text:c="4"/><text:span text:style-name="T2">private Long departmentId;</text:span></text:p>
      <text:p text:style-name="P19"><text:s text:c="4"/><text:span text:style-name="T2">@NotBlank(message="Name is required")</text:span></text:p>
      <text:p text:style-name="P19"><text:s text:c="4"/><text:span text:style-name="T2">private String departmentName;</text:span></text:p>
      <text:p text:style-name="P19"><text:s text:c="4"/><text:span text:style-name="T2">private String departmentAddress;</text:span></text:p>
      <text:p text:style-name="P19"><text:s text:c="4"/><text:span text:style-name="T2">private String departmentCode;</text:span></text:p>
      <text:p text:style-name="P8">}</text:p>
      <text:h text:style-name="P74" text:outline-level="1"><text:bookmark-start text:name="__RefHeading___Toc1773_754928152"/><text:span text:style-name="T31">Exception Handling</text:span> <text:bookmark-end text:name="__RefHeading___Toc1773_754928152"/></text:h>
      <text:p text:style-name="P24">Step 1. </text:p>
      <text:p text:style-name="P24">Create an error package and add your custom DepartmentNotFound class </text:p>
      <text:p text:style-name="P15">package com.hydottech.Springboot.Tutorial.error;</text:p>
      <text:p text:style-name="P7">public class DepartmentNotFoundException extends Exception{</text:p>
      <text:p text:style-name="P7">public DepartmentNotFoundException(String message){</text:p>
      <text:p text:style-name="P19"><text:s text:c="4"/><text:span text:style-name="T2">super(message);</text:span></text:p>
      <text:p text:style-name="P7">}</text:p>
      <text:p text:style-name="P19"><text:s text:c="4"/><text:span text:style-name="T2">public DepartmentNotFoundException(String message, Throwable cause){</text:span></text:p>
      <text:p text:style-name="P19"><text:s text:c="8"/><text:span text:style-name="T2">super(message,cause);</text:span></text:p>
      <text:p text:style-name="P19"><text:s text:c="4"/><text:span text:style-name="T2">}</text:span></text:p>
      <text:p text:style-name="P19"><text:s text:c="4"/><text:span text:style-name="T2">public DepartmentNotFoundException(Throwable cause){</text:span></text:p>
      <text:p text:style-name="P19"><text:s text:c="8"/><text:span text:style-name="T2">super(cause);</text:span></text:p>
      <text:p text:style-name="P19"><text:s text:c="4"/><text:span text:style-name="T2">}</text:span></text:p>
      <text:p text:style-name="P8">}</text:p>
      <text:p text:style-name="P24">Step 2. </text:p>
      <text:p text:style-name="P24">In the DepartmentServiceImpl, modify the fetchOneDepartment method </text:p>
      <text:p text:style-name="P15">@Override</text:p>
      <text:p text:style-name="P7">public Department fetchOneDepartments(long id) throws DepartmentNotFoundException {</text:p>
      <text:p text:style-name="P7">Optional&lt;Department&gt; department = departmentRepository.findById(id);</text:p>
      <text:p text:style-name="P7">if(!department.isPresent()){</text:p>
      <text:p text:style-name="P19"><text:s text:c="4"/><text:span text:style-name="T2">throw new DepartmentNotFoundException("Department not available");</text:span></text:p>
      <text:p text:style-name="P7">}</text:p>
      <text:p text:style-name="P7">return department.get();</text:p>
      <text:p text:style-name="P8">}</text:p>
      <text:p text:style-name="P24">In the Service and Controller, right click to <text:span text:style-name="T33">add the exception to method signature</text:span></text:p>
      <text:p text:style-name="P24"><text:soft-page-break/></text:p>
      <text:p text:style-name="P24"/>
      <text:p text:style-name="P24"/>
      <text:p text:style-name="P24">Step 3</text:p>
      <text:p text:style-name="P24">In the entity package, create Error message class </text:p>
      <text:p text:style-name="P15">package com.hydottech.Springboot.Tutorial.entity;</text:p>
      <text:p text:style-name="P7">import lombok.AllArgsConstructor;</text:p>
      <text:p text:style-name="P7">import lombok.Data;</text:p>
      <text:p text:style-name="P7">import lombok.NoArgsConstructor;</text:p>
      <text:p text:style-name="P7">import org.springframework.http.HttpStatus;</text:p>
      <text:p text:style-name="P7">@Data</text:p>
      <text:p text:style-name="P7">@NoArgsConstructor</text:p>
      <text:p text:style-name="P7">@AllArgsConstructor</text:p>
      <text:p text:style-name="P7">public class ErrorMessage {</text:p>
      <text:p text:style-name="P19"><text:s text:c="4"/><text:span text:style-name="T2">private HttpStatus status;</text:span></text:p>
      <text:p text:style-name="P19"><text:s text:c="4"/><text:span text:style-name="T2">private String message;</text:span></text:p>
      <text:p text:style-name="P8">}</text:p>
      <text:p text:style-name="P24">Step 4 </text:p>
      <text:p text:style-name="P25"><text:span text:style-name="T32">In the error package, create </text:span><text:span text:style-name="T2">RestResponseEntityExceptionHandler </text:span><text:span text:style-name="T4">class like this </text:span></text:p>
      <text:p text:style-name="P15">package com.hydottech.Springboot.Tutorial.error;</text:p>
      <text:p text:style-name="P7">import com.hydottech.Springboot.Tutorial.entity.ErrorMessage;</text:p>
      <text:p text:style-name="P7">import org.springframework.http.HttpStatus;</text:p>
      <text:p text:style-name="P7">import org.springframework.http.ResponseEntity;</text:p>
      <text:p text:style-name="P7">import org.springframework.web.bind.annotation.ControllerAdvice;</text:p>
      <text:p text:style-name="P7">import org.springframework.web.bind.annotation.ExceptionHandler;</text:p>
      <text:p text:style-name="P7">import org.springframework.web.bind.annotation.ResponseStatus;</text:p>
      <text:p text:style-name="P7">import org.springframework.web.context.request.WebRequest;</text:p>
      <text:p text:style-name="P7">import org.springframework.web.servlet.mvc.method.annotation.ResponseEntityExceptionHandler;</text:p>
      <text:p text:style-name="P7">@ControllerAdvice</text:p>
      <text:p text:style-name="P7">@ResponseStatus</text:p>
      <text:p text:style-name="P7">public class RestResponseEntityExceptionHandler extends ResponseEntityExceptionHandler {</text:p>
      <text:p text:style-name="P19"><text:s text:c="4"/><text:span text:style-name="T2">@ExceptionHandler(DepartmentNotFoundException.class)</text:span></text:p>
      <text:p text:style-name="P19"><text:soft-page-break/><text:s text:c="4"/><text:span text:style-name="T2">public ResponseEntity&lt;ErrorMessage&gt; departmentNotFoundException(DepartmentNotFoundException exception, WebRequest request){</text:span></text:p>
      <text:p text:style-name="P19"><text:s text:c="8"/><text:span text:style-name="T2">ErrorMessage message = new ErrorMessage(HttpStatus.NOT_FOUND, exception.getMessage());</text:span></text:p>
      <text:p text:style-name="P19"><text:s text:c="8"/><text:span text:style-name="T2">return ResponseEntity.status(HttpStatus.NOT_FOUND).body(message);</text:span></text:p>
      <text:p text:style-name="P19"><text:s text:c="4"/><text:span text:style-name="T2">}</text:span></text:p>
      <text:p text:style-name="P8">}</text:p>
      <text:p text:style-name="P25"/>
      <text:h text:style-name="P75" text:outline-level="1"><text:bookmark-start text:name="__RefHeading___Toc2117_1309420780"/><text:span text:style-name="T32">MySQL </text:span><text:s/><text:bookmark-end text:name="__RefHeading___Toc2117_1309420780"/></text:h>
      <text:p text:style-name="P26">In the pom.xml add the mysql driver </text:p>
      <text:p text:style-name="P42"><text:s/><text:span text:style-name="T9">&lt;</text:span><text:span text:style-name="T11">dependency</text:span><text:span text:style-name="T9">&gt;</text:span></text:p>
      <text:p text:style-name="P41"><text:s text:c="6"/><text:span text:style-name="T9">&lt;</text:span><text:span text:style-name="T11">groupId</text:span><text:span text:style-name="T9">&gt;</text:span><text:span text:style-name="T12">com.mysql</text:span><text:span text:style-name="T9">&lt;/</text:span><text:span text:style-name="T11">groupId</text:span><text:span text:style-name="T9">&gt;</text:span></text:p>
      <text:p text:style-name="P41"><text:s text:c="6"/><text:span text:style-name="T9">&lt;</text:span><text:span text:style-name="T11">artifactId</text:span><text:span text:style-name="T9">&gt;</text:span><text:span text:style-name="T12">mysql-connector-j</text:span><text:span text:style-name="T9">&lt;/</text:span><text:span text:style-name="T11">artifactId</text:span><text:span text:style-name="T9">&gt;</text:span></text:p>
      <text:p text:style-name="P41"><text:s text:c="6"/><text:span text:style-name="T9">&lt;</text:span><text:span text:style-name="T11">scope</text:span><text:span text:style-name="T9">&gt;</text:span><text:span text:style-name="T12">runtime</text:span><text:span text:style-name="T9">&lt;/</text:span><text:span text:style-name="T11">scope</text:span><text:span text:style-name="T9">&gt;</text:span></text:p>
      <text:p text:style-name="P41"><text:s text:c="4"/><text:span text:style-name="T9">&lt;/</text:span><text:span text:style-name="T11">dependency</text:span><text:span text:style-name="T9">&gt;</text:span></text:p>
      <text:p text:style-name="P26">In the application.properties, add the mysql configuration </text:p>
      <text:p text:style-name="P16">spring.jpa.hibernate.ddl-auto=update</text:p>
      <text:p text:style-name="P7">spring.datasource.url=jdbc:mysql://localhost:3306/LearnSpring</text:p>
      <text:p text:style-name="P7">spring.datasource.driver-class-name=com.mysql.<text:span text:style-name="T34">cj.</text:span>jdbc.Driver</text:p>
      <text:p text:style-name="P7">spring.datasource.username=root</text:p>
      <text:p text:style-name="P7">spring.datasource.password=HydotTech</text:p>
      <text:p text:style-name="P8">spring.jpa.show-sql=true</text:p>
      <text:p text:style-name="P26"/>
      <text:h text:style-name="P76" text:outline-level="1"><text:bookmark-start text:name="__RefHeading___Toc2119_1309420780"/><text:span text:style-name="T35">Unit </text:span><text:span text:style-name="T34">Testing</text:span><text:span text:style-name="T32"> </text:span><text:span text:style-name="T36"><text:s/></text:span><text:span text:style-name="T35">(Service Layer)</text:span><text:bookmark-end text:name="__RefHeading___Toc2119_1309420780"/></text:h>
      <text:p text:style-name="P39">From the DepartmentServiceImpl, right click to generate a test for fetchDepartmentByName. This will create a DepartmentServiceTest file in the test package of the com.hydottech.LearnSpring package </text:p>
      <text:p text:style-name="P39">Add this configuration to it </text:p>
      <text:p text:style-name="P17">package com.hydottech.Springboot.Tutorial.service;</text:p>
      <text:p text:style-name="P7">import com.hydottech.Springboot.Tutorial.entity.Department;</text:p>
      <text:p text:style-name="P7">import com.hydottech.Springboot.Tutorial.repository.DepartmentRepository;</text:p>
      <text:p text:style-name="P7">import org.junit.jupiter.api.BeforeEach;</text:p>
      <text:p text:style-name="P7">import org.junit.jupiter.api.Test;</text:p>
      <text:p text:style-name="P7">import org.mockito.Mockito;</text:p>
      <text:p text:style-name="P7"><text:soft-page-break/>import org.springframework.beans.factory.annotation.Autowired;</text:p>
      <text:p text:style-name="P7">import org.springframework.boot.test.context.SpringBootTest;</text:p>
      <text:p text:style-name="P7">import org.springframework.boot.test.mock.mockito.MockBean;</text:p>
      <text:p text:style-name="P7">import static org.junit.jupiter.api.Assertions.*;</text:p>
      <text:p text:style-name="P7">@SpringBootTest</text:p>
      <text:p text:style-name="P7">class DepartmentServiceTest {</text:p>
      <text:p text:style-name="P19"><text:s text:c="4"/><text:span text:style-name="T2">@Autowired</text:span></text:p>
      <text:p text:style-name="P19"><text:s text:c="4"/><text:span text:style-name="T2">private DepartmentService departmentService;</text:span></text:p>
      <text:p text:style-name="P19"><text:s text:c="4"/><text:span text:style-name="T2">@MockBean</text:span></text:p>
      <text:p text:style-name="P19"><text:s text:c="4"/><text:span text:style-name="T2">private DepartmentRepository departmentRepository;</text:span></text:p>
      <text:p text:style-name="P19"><text:s text:c="4"/><text:span text:style-name="T2">@BeforeEach</text:span></text:p>
      <text:p text:style-name="P19"><text:s text:c="4"/><text:span text:style-name="T2">void setUp() {</text:span></text:p>
      <text:p text:style-name="P19"><text:s text:c="8"/><text:span text:style-name="T2">Department department = Department.builder().</text:span></text:p>
      <text:p text:style-name="P19"><text:s text:c="32"/><text:span text:style-name="T2">departmentName("Kitchen1").</text:span></text:p>
      <text:p text:style-name="P19"><text:s text:c="32"/><text:span text:style-name="T2">departmentAddress("Accra").</text:span></text:p>
      <text:p text:style-name="P19"><text:s text:c="32"/><text:span text:style-name="T2">departmentCode("KT-123").</text:span></text:p>
      <text:p text:style-name="P19"><text:s text:c="32"/><text:span text:style-name="T2">departmentId(1L).</text:span></text:p>
      <text:p text:style-name="P19"><text:s text:c="32"/><text:span text:style-name="T2">build();</text:span></text:p>
      <text:p text:style-name="P19"><text:s text:c="8"/><text:span text:style-name="T2">Mockito.when(departmentRepository.findByDepartmentNameIgnoreCaseKofi("Kitchen1"))</text:span></text:p>
      <text:p text:style-name="P19"><text:s text:c="16"/><text:span text:style-name="T2">.thenReturn(department);</text:span></text:p>
      <text:p text:style-name="P19"><text:s text:c="4"/><text:span text:style-name="T2">}</text:span></text:p>
      <text:p text:style-name="P19"><text:span text:style-name="T2"/></text:p>
      <text:p text:style-name="P19"><text:s text:c="4"/><text:span text:style-name="T2">@Test</text:span></text:p>
      <text:p text:style-name="P19"><text:span text:style-name="T5"><text:s text:c="3"/>@DisplayName("Get Department Name")</text:span></text:p>
      <text:p text:style-name="P19"><text:s text:c="4"/><text:span text:style-name="T2">public void whenDepartnameExist_thenDepartmentIsFound(){</text:span></text:p>
      <text:p text:style-name="P19"><text:s text:c="8"/><text:span text:style-name="T2">String departmentName = "Kitchen1";</text:span></text:p>
      <text:p text:style-name="P19"><text:s text:c="8"/><text:span text:style-name="T2">Department found = departmentService.fetchDepartmentByName(departmentName);</text:span></text:p>
      <text:p text:style-name="P19"><text:s text:c="8"/><text:span text:style-name="T2">assertEquals(departmentName, found.getDepartmentName());</text:span></text:p>
      <text:p text:style-name="P19"><text:s text:c="4"/><text:span text:style-name="T2">}</text:span></text:p>
      <text:p text:style-name="P93"><text:span text:style-name="T3">}</text:span></text:p>
      <text:h text:style-name="P77" text:outline-level="1"><text:bookmark-start text:name="__RefHeading___Toc2119_1309420780 Copy 2"/>Properties Configuration<text:bookmark-end text:name="__RefHeading___Toc2119_1309420780 Copy 2"/></text:h>
      <text:p text:style-name="P99"><text:span text:style-name="T35">I</text:span>n the application.properties, add this configuration </text:p>
      <text:p text:style-name="P87">welcome.message = Welcome to Hydot Tech;</text:p>
      <text:p text:style-name="P99"/>
      <text:p text:style-name="P87">@Value("${welcome.message}")</text:p>
      <text:p text:style-name="P88">private String message;</text:p>
      <text:p text:style-name="P88">@GetMapping("/")</text:p>
      <text:p text:style-name="P88">public String helloWorld(){</text:p>
      <text:p text:style-name="P91"><text:soft-page-break/><text:s text:c="4"/><text:span text:style-name="T2">return message;</text:span></text:p>
      <text:p text:style-name="P89">}</text:p>
      <text:p text:style-name="P99"/>
      <text:h text:style-name="P77" text:outline-level="1"><text:bookmark-start text:name="__RefHeading___Toc2119_1309420780 Copy 2 Copy 1"/>Adding application.yml<text:bookmark-end text:name="__RefHeading___Toc2119_1309420780 Copy 2 Copy 1"/></text:h>
      <text:p text:style-name="P87">spring:</text:p>
      <text:p text:style-name="P91"><text:s text:c="2"/><text:span text:style-name="T2">application:</text:span></text:p>
      <text:p text:style-name="P91"><text:s text:c="4"/><text:span text:style-name="T2">name: Spring-Boot-Tutorial</text:span></text:p>
      <text:p text:style-name="P91"><text:s text:c="2"/><text:span text:style-name="T2">jpa:</text:span></text:p>
      <text:p text:style-name="P91"><text:s text:c="4"/><text:span text:style-name="T2">hibernate:</text:span></text:p>
      <text:p text:style-name="P91"><text:s text:c="6"/><text:span text:style-name="T2">ddl-auto: update</text:span></text:p>
      <text:p text:style-name="P91"><text:s text:c="4"/><text:span text:style-name="T2">show-sql: true</text:span></text:p>
      <text:p text:style-name="P91"><text:s text:c="2"/><text:span text:style-name="T2">datasource:</text:span></text:p>
      <text:p text:style-name="P91"><text:s text:c="4"/><text:span text:style-name="T2">url: jdbc:mysql://localhost:3306/LearnSpring</text:span></text:p>
      <text:p text:style-name="P91"><text:s text:c="4"/><text:span text:style-name="T2">driver-class-name: com.mysql.cj.jdbc.Driver</text:span></text:p>
      <text:p text:style-name="P91"><text:s text:c="4"/><text:span text:style-name="T2">username: root</text:span></text:p>
      <text:p text:style-name="P91"><text:s text:c="4"/><text:span text:style-name="T2">password: HydotTech</text:span></text:p>
      <text:p text:style-name="P88">server:</text:p>
      <text:p text:style-name="P91"><text:s text:c="2"/><text:span text:style-name="T2">port: 5000</text:span></text:p>
      <text:p text:style-name="P88">welcome:</text:p>
      <text:p text:style-name="P92"><text:s text:c="2"/><text:span text:style-name="T2">message: Welcome to Hydot Tech;</text:span></text:p>
      <text:h text:style-name="P77" text:outline-level="1"><text:bookmark-start text:name="__RefHeading___Toc2119_1309420780 Copy 2 Copy 1 Copy 1"/>Profiles<text:bookmark-end text:name="__RefHeading___Toc2119_1309420780 Copy 2 Copy 1 Copy 1"/></text:h>
      <text:p text:style-name="P87"># Default Configuration</text:p>
      <text:p text:style-name="P88">server:</text:p>
      <text:p text:style-name="P91"><text:s text:c="2"/><text:span text:style-name="T2">port: 5000</text:span></text:p>
      <text:p text:style-name="P88">spring:</text:p>
      <text:p text:style-name="P91"><text:s text:c="2"/><text:span text:style-name="T2">profiles:</text:span></text:p>
      <text:p text:style-name="P91"><text:s text:c="4"/><text:span text:style-name="T2">active: dev</text:span></text:p>
      <text:p text:style-name="P88"># Dev Profile</text:p>
      <text:p text:style-name="P88">---</text:p>
      <text:p text:style-name="P88">spring:</text:p>
      <text:p text:style-name="P91"><text:s text:c="2"/><text:span text:style-name="T2">config:</text:span></text:p>
      <text:p text:style-name="P91"><text:s text:c="4"/><text:span text:style-name="T2">activate:</text:span></text:p>
      <text:p text:style-name="P91"><text:s text:c="6"/><text:span text:style-name="T2">on-profile: dev</text:span></text:p>
      <text:p text:style-name="P91"><text:s text:c="2"/><text:span text:style-name="T2">jpa:</text:span></text:p>
      <text:p text:style-name="P91"><text:s text:c="4"/><text:span text:style-name="T2">hibernate:</text:span></text:p>
      <text:p text:style-name="P91"><text:s text:c="6"/><text:span text:style-name="T2">ddl-auto: update</text:span></text:p>
      <text:p text:style-name="P91"><text:s text:c="4"/><text:span text:style-name="T2">show-sql: true</text:span></text:p>
      <text:p text:style-name="P91"><text:s text:c="2"/><text:span text:style-name="T2">datasource:</text:span></text:p>
      <text:p text:style-name="P91"><text:s text:c="4"/><text:span text:style-name="T2">url: jdbc:mysql://localhost:3306/LearnSpring</text:span></text:p>
      <text:p text:style-name="P91"><text:s text:c="4"/><text:span text:style-name="T2">driver-class-name: com.mysql.cj.jdbc.Driver</text:span></text:p>
      <text:p text:style-name="P91"><text:s text:c="4"/><text:span text:style-name="T2">username: root</text:span></text:p>
      <text:p text:style-name="P91"><text:s text:c="4"/><text:span text:style-name="T2">password: HydotTech</text:span></text:p>
      <text:p text:style-name="P88"><text:soft-page-break/>welcome:</text:p>
      <text:p text:style-name="P91"><text:s text:c="2"/><text:span text:style-name="T2">message: Welcome to Hydot Tech (Development);</text:span></text:p>
      <text:p text:style-name="P88"># Test Profile</text:p>
      <text:p text:style-name="P88">---</text:p>
      <text:p text:style-name="P88">spring:</text:p>
      <text:p text:style-name="P91"><text:s text:c="2"/><text:span text:style-name="T2">config:</text:span></text:p>
      <text:p text:style-name="P91"><text:s text:c="4"/><text:span text:style-name="T2">activate:</text:span></text:p>
      <text:p text:style-name="P91"><text:s text:c="6"/><text:span text:style-name="T2">on-profile: test</text:span></text:p>
      <text:p text:style-name="P91"><text:s text:c="2"/><text:span text:style-name="T2">jpa:</text:span></text:p>
      <text:p text:style-name="P91"><text:s text:c="4"/><text:span text:style-name="T2">hibernate:</text:span></text:p>
      <text:p text:style-name="P91"><text:s text:c="6"/><text:span text:style-name="T2">ddl-auto: create-drop</text:span></text:p>
      <text:p text:style-name="P91"><text:s text:c="4"/><text:span text:style-name="T2">show-sql: true</text:span></text:p>
      <text:p text:style-name="P91"><text:s text:c="2"/><text:span text:style-name="T2">datasource:</text:span></text:p>
      <text:p text:style-name="P91"><text:s text:c="4"/><text:span text:style-name="T2">url: jdbc:mysql://localhost:3306/LearnSpringTest</text:span></text:p>
      <text:p text:style-name="P91"><text:s text:c="4"/><text:span text:style-name="T2">driver-class-name: com.mysql.cj.jdbc.Driver</text:span></text:p>
      <text:p text:style-name="P91"><text:s text:c="4"/><text:span text:style-name="T2">username: root</text:span></text:p>
      <text:p text:style-name="P91"><text:s text:c="4"/><text:span text:style-name="T2">password: TestPassword</text:span></text:p>
      <text:p text:style-name="P88">welcome:</text:p>
      <text:p text:style-name="P91"><text:s text:c="2"/><text:span text:style-name="T2">message: Welcome to Hydot Tech (Testing);</text:span></text:p>
      <text:p text:style-name="P88"># Prod Profile</text:p>
      <text:p text:style-name="P88">---</text:p>
      <text:p text:style-name="P88">spring:</text:p>
      <text:p text:style-name="P91"><text:s text:c="2"/><text:span text:style-name="T2">config:</text:span></text:p>
      <text:p text:style-name="P91"><text:s text:c="4"/><text:span text:style-name="T2">activate:</text:span></text:p>
      <text:p text:style-name="P91"><text:s text:c="6"/><text:span text:style-name="T2">on-profile: prod</text:span></text:p>
      <text:p text:style-name="P91"><text:s text:c="2"/><text:span text:style-name="T2">jpa:</text:span></text:p>
      <text:p text:style-name="P91"><text:s text:c="4"/><text:span text:style-name="T2">hibernate:</text:span></text:p>
      <text:p text:style-name="P91"><text:s text:c="6"/><text:span text:style-name="T2">ddl-auto: validate</text:span></text:p>
      <text:p text:style-name="P91"><text:s text:c="4"/><text:span text:style-name="T2">show-sql: false</text:span></text:p>
      <text:p text:style-name="P91"><text:s text:c="2"/><text:span text:style-name="T2">datasource:</text:span></text:p>
      <text:p text:style-name="P91"><text:s text:c="4"/><text:span text:style-name="T2">url: jdbc:mysql://prod-db-server:3306/LearnSpringProd</text:span></text:p>
      <text:p text:style-name="P91"><text:s text:c="4"/><text:span text:style-name="T2">driver-class-name: com.mysql.cj.jdbc.Driver</text:span></text:p>
      <text:p text:style-name="P91"><text:s text:c="4"/><text:span text:style-name="T2">username: prod_user</text:span></text:p>
      <text:p text:style-name="P91"><text:s text:c="4"/><text:span text:style-name="T2">password: ProdSecurePassword</text:span></text:p>
      <text:p text:style-name="P88">welcome:</text:p>
      <text:p text:style-name="P92"><text:s text:c="2"/><text:span text:style-name="T2">message: Welcome to Hydot Tech (Production);</text:span></text:p>
      <text:h text:style-name="P77" text:outline-level="1"><text:bookmark-start text:name="__RefHeading___Toc2119_1309420780 Copy 2 Copy 1 Copy 1 Copy 1"/>Production<text:bookmark-end text:name="__RefHeading___Toc2119_1309420780 Copy 2 Copy 1 Copy 1 Copy 1"/></text:h>
      <text:p text:style-name="P98">In the Pom.xml, change the version of the application </text:p>
      <text:p text:style-name="P87">&lt;version&gt;1.0.0&lt;/version&gt;</text:p>
      <text:p text:style-name="P98"/>
      <text:p text:style-name="P99">In the terminal, run this command [mvn clean install]</text:p>
      <text:p text:style-name="P99">To run the application, run this [java -jar Spring-Boot-Tutorial-1.0.0.jar]</text:p>
      <text:p text:style-name="P100"><text:span text:style-name="T28"/></text:p>
      <text:h text:style-name="P77" text:outline-level="1"><text:bookmark-start text:name="__RefHeading___Toc2119_1309420780 Copy 2 Copy 1 Copy 1 Copy 1 Copy 1"/><text:soft-page-break/><text:span text:style-name="T35">A</text:span>ctuator<text:bookmark-end text:name="__RefHeading___Toc2119_1309420780 Copy 2 Copy 1 Copy 1 Copy 1 Copy 1"/></text:h>
      <text:p text:style-name="P99"><text:span text:style-name="T35">A</text:span>dd the dependency in pom.xml</text:p>
      <text:p text:style-name="P95"><text:s/><text:span text:style-name="T9">&lt;</text:span><text:span text:style-name="T11">dependency</text:span><text:span text:style-name="T9">&gt;</text:span></text:p>
      <text:p text:style-name="P41"><text:s text:c="6"/><text:span text:style-name="T9">&lt;</text:span><text:span text:style-name="T11">groupId</text:span><text:span text:style-name="T9">&gt;</text:span><text:span text:style-name="T12">org.springframework.boot</text:span><text:span text:style-name="T9">&lt;/</text:span><text:span text:style-name="T11">groupId</text:span><text:span text:style-name="T9">&gt;</text:span></text:p>
      <text:p text:style-name="P41"><text:s text:c="6"/><text:span text:style-name="T9">&lt;</text:span><text:span text:style-name="T11">artifactId</text:span><text:span text:style-name="T9">&gt;</text:span><text:span text:style-name="T12">spring-boot-starter-actuator</text:span><text:span text:style-name="T9">&lt;/</text:span><text:span text:style-name="T11">artifactId</text:span><text:span text:style-name="T9">&gt;</text:span></text:p>
      <text:p text:style-name="P41"><text:s/><text:span text:style-name="T9">&lt;/</text:span><text:span text:style-name="T11">dependency</text:span><text:span text:style-name="T9">&gt;</text:span></text:p>
      <text:p text:style-name="P101"/>
      <text:p text:style-name="P101">Add the configuration in application.yml </text:p>
      <text:p text:style-name="P87"># Default Configuration</text:p>
      <text:p text:style-name="P88">server:</text:p>
      <text:p text:style-name="P91"><text:s text:c="2"/><text:span text:style-name="T2">port: 5000</text:span></text:p>
      <text:p text:style-name="P88">spring:</text:p>
      <text:p text:style-name="P91"><text:s text:c="2"/><text:span text:style-name="T2">profiles:</text:span></text:p>
      <text:p text:style-name="P91"><text:s text:c="4"/><text:span text:style-name="T2">active: dev</text:span></text:p>
      <text:p text:style-name="P88"># Dev Profile</text:p>
      <text:p text:style-name="P88">---</text:p>
      <text:p text:style-name="P88">spring:</text:p>
      <text:p text:style-name="P91"><text:s text:c="2"/><text:span text:style-name="T2">config:</text:span></text:p>
      <text:p text:style-name="P91"><text:s text:c="4"/><text:span text:style-name="T2">activate:</text:span></text:p>
      <text:p text:style-name="P91"><text:s text:c="6"/><text:span text:style-name="T2">on-profile: dev</text:span></text:p>
      <text:p text:style-name="P91"><text:s text:c="2"/><text:span text:style-name="T2">jpa:</text:span></text:p>
      <text:p text:style-name="P91"><text:s text:c="4"/><text:span text:style-name="T2">hibernate:</text:span></text:p>
      <text:p text:style-name="P91"><text:s text:c="6"/><text:span text:style-name="T2">ddl-auto: update</text:span></text:p>
      <text:p text:style-name="P91"><text:s text:c="4"/><text:span text:style-name="T2">show-sql: true</text:span></text:p>
      <text:p text:style-name="P91"><text:s text:c="2"/><text:span text:style-name="T2">datasource:</text:span></text:p>
      <text:p text:style-name="P91"><text:s text:c="4"/><text:span text:style-name="T2">url: jdbc:mysql://localhost:3306/LearnSpring</text:span></text:p>
      <text:p text:style-name="P91"><text:s text:c="4"/><text:span text:style-name="T2">driver-class-name: com.mysql.cj.jdbc.Driver</text:span></text:p>
      <text:p text:style-name="P91"><text:s text:c="4"/><text:span text:style-name="T2">username: root</text:span></text:p>
      <text:p text:style-name="P91"><text:s text:c="4"/><text:span text:style-name="T2">password: HydotTech</text:span></text:p>
      <text:p text:style-name="P88">welcome:</text:p>
      <text:p text:style-name="P91"><text:s text:c="2"/><text:span text:style-name="T2">message: Welcome to Hydot Tech (Development);</text:span></text:p>
      <text:p text:style-name="P88">management:</text:p>
      <text:p text:style-name="P91"><text:s text:c="2"/><text:span text:style-name="T2">endpoints:</text:span></text:p>
      <text:p text:style-name="P91"><text:s text:c="4"/><text:span text:style-name="T2">web:</text:span></text:p>
      <text:p text:style-name="P91"><text:s text:c="6"/><text:span text:style-name="T2">exposure:</text:span></text:p>
      <text:p text:style-name="P91"><text:s text:c="8"/><text:span text:style-name="T2">include: "*" <text:s/># Include all endpoints</text:span></text:p>
      <text:p text:style-name="P19"><text:span text:style-name="T6"><text:tab/> <text:s/>exclude: "env, beans,mappings"</text:span></text:p>
      <text:p text:style-name="P91"><text:span text:style-name="T2"/></text:p>
      <text:p text:style-name="P88"># Test Profile</text:p>
      <text:p text:style-name="P88">---</text:p>
      <text:p text:style-name="P88">spring:</text:p>
      <text:p text:style-name="P91"><text:s text:c="2"/><text:span text:style-name="T2">config:</text:span></text:p>
      <text:p text:style-name="P91"><text:s text:c="4"/><text:span text:style-name="T2">activate:</text:span></text:p>
      <text:p text:style-name="P91"><text:s text:c="6"/><text:span text:style-name="T2">on-profile: test</text:span></text:p>
      <text:p text:style-name="P91"><text:s text:c="2"/><text:span text:style-name="T2">jpa:</text:span></text:p>
      <text:p text:style-name="P91"><text:s text:c="4"/><text:span text:style-name="T2">hibernate:</text:span></text:p>
      <text:p text:style-name="P91"><text:soft-page-break/><text:s text:c="6"/><text:span text:style-name="T2">ddl-auto: create-drop</text:span></text:p>
      <text:p text:style-name="P91"><text:s text:c="4"/><text:span text:style-name="T2">show-sql: true</text:span></text:p>
      <text:p text:style-name="P91"><text:s text:c="2"/><text:span text:style-name="T2">datasource:</text:span></text:p>
      <text:p text:style-name="P91"><text:s text:c="4"/><text:span text:style-name="T2">url: jdbc:mysql://localhost:3306/LearnSpringTest</text:span></text:p>
      <text:p text:style-name="P91"><text:s text:c="4"/><text:span text:style-name="T2">driver-class-name: com.mysql.cj.jdbc.Driver</text:span></text:p>
      <text:p text:style-name="P91"><text:s text:c="4"/><text:span text:style-name="T2">username: root</text:span></text:p>
      <text:p text:style-name="P91"><text:s text:c="4"/><text:span text:style-name="T2">password: TestPassword</text:span></text:p>
      <text:p text:style-name="P88">welcome:</text:p>
      <text:p text:style-name="P91"><text:s text:c="2"/><text:span text:style-name="T2">message: Welcome to Hydot Tech (Testing);</text:span></text:p>
      <text:p text:style-name="P88">management:</text:p>
      <text:p text:style-name="P91"><text:s text:c="2"/><text:span text:style-name="T2">endpoints:</text:span></text:p>
      <text:p text:style-name="P91"><text:s text:c="4"/><text:span text:style-name="T2">web:</text:span></text:p>
      <text:p text:style-name="P91"><text:s text:c="6"/><text:span text:style-name="T2">exposure:</text:span></text:p>
      <text:p text:style-name="P91"><text:s text:c="8"/><text:span text:style-name="T2">include: "*" <text:s/># Include all endpoints</text:span></text:p>
      <text:p text:style-name="P91"><text:s text:c="6"/><text:span text:style-name="T2">cors:</text:span></text:p>
      <text:p text:style-name="P91"><text:s text:c="8"/><text:span text:style-name="T2">allowed-origins: "*" <text:s/># Allow CORS for all origins</text:span></text:p>
      <text:p text:style-name="P91"><text:s text:c="8"/><text:span text:style-name="T2">allowed-methods: "GET,POST,PUT,DELETE"</text:span></text:p>
      <text:p text:style-name="P88"># Prod Profile</text:p>
      <text:p text:style-name="P88">---</text:p>
      <text:p text:style-name="P88">spring:</text:p>
      <text:p text:style-name="P91"><text:s text:c="2"/><text:span text:style-name="T2">config:</text:span></text:p>
      <text:p text:style-name="P91"><text:s text:c="4"/><text:span text:style-name="T2">activate:</text:span></text:p>
      <text:p text:style-name="P91"><text:s text:c="6"/><text:span text:style-name="T2">on-profile: prod</text:span></text:p>
      <text:p text:style-name="P91"><text:s text:c="2"/><text:span text:style-name="T2">jpa:</text:span></text:p>
      <text:p text:style-name="P91"><text:s text:c="4"/><text:span text:style-name="T2">hibernate:</text:span></text:p>
      <text:p text:style-name="P91"><text:s text:c="6"/><text:span text:style-name="T2">ddl-auto: validate</text:span></text:p>
      <text:p text:style-name="P91"><text:s text:c="4"/><text:span text:style-name="T2">show-sql: false</text:span></text:p>
      <text:p text:style-name="P91"><text:s text:c="2"/><text:span text:style-name="T2">datasource:</text:span></text:p>
      <text:p text:style-name="P91"><text:s text:c="4"/><text:span text:style-name="T2">url: jdbc:mysql://prod-db-server:3306/LearnSpringProd</text:span></text:p>
      <text:p text:style-name="P91"><text:s text:c="4"/><text:span text:style-name="T2">driver-class-name: com.mysql.cj.jdbc.Driver</text:span></text:p>
      <text:p text:style-name="P91"><text:s text:c="4"/><text:span text:style-name="T2">username: prod_user</text:span></text:p>
      <text:p text:style-name="P91"><text:s text:c="4"/><text:span text:style-name="T2">password: ProdSecurePassword</text:span></text:p>
      <text:p text:style-name="P88">welcome:</text:p>
      <text:p text:style-name="P91"><text:s text:c="2"/><text:span text:style-name="T2">message: Welcome to Hydot Tech (Production);</text:span></text:p>
      <text:p text:style-name="P88">management:</text:p>
      <text:p text:style-name="P91"><text:s text:c="2"/><text:span text:style-name="T2">endpoints:</text:span></text:p>
      <text:p text:style-name="P91"><text:s text:c="4"/><text:span text:style-name="T2">web:</text:span></text:p>
      <text:p text:style-name="P91"><text:s text:c="6"/><text:span text:style-name="T2">exposure:</text:span></text:p>
      <text:p text:style-name="P91"><text:s text:c="8"/><text:span text:style-name="T2">include: "*" <text:s/># Include all endpoints</text:span></text:p>
      <text:p text:style-name="P91"><text:s text:c="6"/><text:span text:style-name="T2">cors:</text:span></text:p>
      <text:p text:style-name="P91"><text:s text:c="8"/><text:span text:style-name="T2">allowed-origins: "*" <text:s/># Allow CORS for all origins</text:span></text:p>
      <text:p text:style-name="P92"><text:s text:c="8"/><text:span text:style-name="T2">allowed-methods: "GET,POST,PUT,DELETE"</text:span></text:p>
      <text:p text:style-name="P98"/>
      <text:p text:style-name="P100"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Menlo, Consolas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08:16:22.682734653</meta:creation-date>
    <dc:date>2024-08-26T23:20:09.049115656</dc:date>
    <meta:editing-duration>PT15H52M5S</meta:editing-duration>
    <meta:editing-cycles>15</meta:editing-cycles>
    <meta:generator>LibreOffice/7.5.3.2$MacOSX_X86_64 LibreOffice_project/9f56dff12ba03b9acd7730a5a481eea045e468f3</meta:generator>
    <meta:document-statistic meta:table-count="0" meta:image-count="0" meta:object-count="0" meta:page-count="24" meta:paragraph-count="816" meta:word-count="2581" meta:character-count="28060" meta:non-whitespace-character-count="24022"/>
  </office:meta>
</office:document-meta>
</file>